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Helvetica Neue" svg:font-family="'Helvetica Neue', Helvetica, Arial, sans-serif"/>
    <style:font-face style:name="Lohit Hindi1" svg:font-family="'Lohit Hindi'"/>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paragraph-properties fo:text-align="start" style:justify-single-word="false"/>
      <style:text-properties style:font-name="DejaVu Sans" fo:font-size="10pt" style:font-size-asian="10pt" style:font-size-complex="10pt"/>
    </style:style>
    <style:style style:name="P5" style:family="paragraph" style:parent-style-name="Standard">
      <style:paragraph-properties fo:text-align="justify" style:justify-single-word="false"/>
      <style:text-properties style:font-name="DejaVu Sans" fo:font-size="10pt" style:font-size-asian="10pt" style:font-size-complex="10pt"/>
    </style:style>
    <style:style style:name="P6" style:family="paragraph" style:parent-style-name="Standard" style:list-style-name="">
      <style:paragraph-properties fo:text-align="justify" style:justify-single-word="false" style:text-autospace="none"/>
      <style:text-properties style:font-name="DejaVu Sans" fo:font-size="10pt" style:font-size-asian="10pt" style:font-size-complex="10pt"/>
    </style:style>
    <style:style style:name="P7" style:family="paragraph" style:parent-style-name="Standard" style:list-style-name="L9">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list-style-name="">
      <style:paragraph-properties style:text-autospace="none"/>
      <style:text-properties style:font-name="DejaVu Sans" fo:font-size="10pt" style:font-size-asian="10pt" style:font-size-complex="10pt"/>
    </style:style>
    <style:style style:name="P9" style:family="paragraph" style:parent-style-name="Standard" style:list-style-name="">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list-style-name="">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1" style:family="paragraph" style:parent-style-name="Standard">
      <style:paragraph-properties fo:text-align="justify" style:justify-single-word="false"/>
      <style:text-properties style:font-name="DejaVu Sans"/>
    </style:style>
    <style:style style:name="P12" style:family="paragraph" style:parent-style-name="Standard">
      <style:paragraph-properties fo:text-align="justify" style:justify-single-word="false"/>
      <style:text-properties style:font-name="DejaVu Sans" fo:font-weight="bold" style:font-weight-asian="bold" style:font-weight-complex="bold"/>
    </style:style>
    <style:style style:name="P13" style:family="paragraph" style:parent-style-name="Standard" style:list-style-name="">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14" style:family="paragraph" style:parent-style-name="Standard" style:list-style-name="">
      <style:paragraph-properties fo:text-align="justify" style:justify-single-word="false" style:text-autospace="none"/>
      <style:text-properties style:font-name="Helvetica-Bold" fo:font-size="10pt" style:font-name-asian="Helvetica-Bold" style:font-size-asian="10pt" style:font-name-complex="Helvetica-Bold" style:font-size-complex="10pt"/>
    </style:style>
    <style:style style:name="P15" style:family="paragraph" style:parent-style-name="Standard" style:list-style-name="">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6" style:family="paragraph" style:parent-style-name="Standard" style:list-style-name="">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7" style:family="paragraph" style:parent-style-name="Standard" style:list-style-name="">
      <style:paragraph-properties fo:text-align="justify" style:justify-single-word="false" style:text-autospace="none"/>
      <style:text-properties style:font-name="Courier 10 Pitch" fo:font-size="10pt" style:font-size-asian="10pt" style:font-size-complex="10pt"/>
    </style:style>
    <style:style style:name="P18" style:family="paragraph" style:parent-style-name="Standard">
      <style:paragraph-properties fo:text-align="justify" style:justify-single-word="false" style:text-autospace="none"/>
      <style:text-properties style:font-name="Courier 10 Pitch" fo:font-size="10pt" style:font-size-asian="10pt" style:font-size-complex="10pt"/>
    </style:style>
    <style:style style:name="P19" style:family="paragraph" style:parent-style-name="Standard" style:list-style-name="">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0" style:family="paragraph" style:parent-style-name="Standard" style:list-style-name="L9">
      <style:paragraph-properties fo:margin-left="0in" fo:margin-right="0in" fo:text-align="justify" style:justify-single-word="false" fo:text-indent="-0.25in" style:auto-text-indent="false" style:text-autospace="none"/>
      <style:text-properties style:font-name="DejaVu Sans" fo:font-size="12pt" style:font-size-asian="12pt" style:font-size-complex="12pt"/>
    </style:style>
    <style:style style:name="P21" style:family="paragraph" style:parent-style-name="Standard" style:list-style-name="L9">
      <style:paragraph-properties fo:margin-left="0in" fo:margin-right="0in" fo:text-align="justify" style:justify-single-word="false" fo:text-indent="-0.25in" style:auto-text-indent="false" style:text-autospace="none"/>
      <style:text-properties style:font-name="DejaVu Sans" fo:font-size="12pt" fo:font-weight="bold" style:font-size-asian="12pt" style:font-weight-asian="bold" style:font-size-complex="12pt" style:font-weight-complex="bold"/>
    </style:style>
    <style:style style:name="P22"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2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24" style:family="paragraph" style:parent-style-name="Standard">
      <style:paragraph-properties fo:margin-left="0in" fo:margin-right="0in" fo:text-align="start" style:justify-single-word="false" fo:text-indent="0in" style:auto-text-indent="false"/>
      <style:text-properties style:font-name="DejaVu Sans" fo:font-size="10pt" fo:font-weight="bold" style:font-size-asian="10pt" style:font-weight-asian="bold" style:font-size-complex="10pt" style:font-weight-complex="bold"/>
    </style:style>
    <style:style style:name="P25"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26"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2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size-asian="12pt" style:font-size-complex="12pt"/>
    </style:style>
    <style:style style:name="P30" style:family="paragraph" style:parent-style-name="Standard" style:list-style-name="L11">
      <style:paragraph-properties fo:margin-left="0in" fo:margin-right="0in" fo:text-align="justify" style:justify-single-word="false" fo:text-indent="0in" style:auto-text-indent="false" style:text-autospace="none"/>
      <style:text-properties style:font-name="DejaVu Sans" fo:font-size="12pt" style:font-size-asian="12pt" style:font-size-complex="12pt"/>
    </style:style>
    <style:style style:name="P31" style:family="paragraph" style:parent-style-name="Standard">
      <style:paragraph-properties fo:margin-left="0in" fo:margin-right="0in" fo:text-align="start"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32"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33"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34"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5"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6" style:family="paragraph" style:parent-style-name="Standard" style:list-style-name="L4">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7"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38" style:family="paragraph" style:parent-style-name="Standard" style:list-style-name="L9">
      <style:paragraph-properties fo:margin-left="0in" fo:margin-right="0in" fo:text-align="justify" style:justify-single-word="false" fo:text-indent="0in" style:auto-text-indent="false" style:text-autospace="none"/>
      <style:text-properties style:font-name="DejaVu Sans" fo:font-size="12pt" fo:font-weight="bold" style:font-size-asian="12pt" style:font-weight-asian="bold" style:font-size-complex="12pt" style:font-weight-complex="bold"/>
    </style:style>
    <style:style style:name="P39" style:family="paragraph" style:parent-style-name="Standard">
      <style:paragraph-properties fo:margin-left="0in" fo:margin-right="0in" fo:text-align="justify" style:justify-single-word="false" fo:text-indent="0in" style:auto-text-indent="false" style:text-autospace="none"/>
    </style:style>
    <style:style style:name="P40"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43"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46"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50" style:family="paragraph" style:parent-style-name="Standard">
      <style:paragraph-properties fo:margin-left="0in" fo:margin-right="0in" fo:text-align="start" style:justify-single-word="false" fo:text-indent="0in" style:auto-text-indent="false" style:text-autospace="none"/>
    </style:style>
    <style:style style:name="P51"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52" style:family="paragraph" style:parent-style-name="Standard" style:list-style-name="">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53" style:family="paragraph" style:parent-style-name="Standard" style:list-style-name="">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54" style:family="paragraph" style:parent-style-name="Standard" style:list-style-name="">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DejaVu Sans"/>
    </style:style>
    <style:style style:name="T14" style:family="text">
      <style:text-properties style:font-name="DejaVu Sans" fo:font-size="10pt" style:font-size-asian="10pt" style:font-size-complex="10pt"/>
    </style:style>
    <style:style style:name="T15" style:family="text">
      <style:text-properties style:font-name="DejaVu Sans" fo:font-size="10pt" style:font-name-asian="Helvetica" style:font-size-asian="10pt" style:font-name-complex="Helvetica" style:font-size-complex="10pt"/>
    </style:style>
    <style:style style:name="T16" style:family="text">
      <style:text-properties style:font-name="DejaVu Sans" fo:font-size="10pt" fo:font-weight="bold" style:font-size-asian="10pt" style:font-weight-asian="bold" style:font-size-complex="10pt" style:font-weight-complex="bold"/>
    </style:style>
    <style:style style:name="T17" style:family="text">
      <style:text-properties style:font-name="DejaVu Sans" fo:font-size="12pt" style:font-name-asian="Helvetica" style:font-size-asian="12pt" style:font-name-complex="Helvetica" style:font-size-complex="12pt"/>
    </style:style>
    <style:style style:name="T18" style:family="text">
      <style:text-properties style:font-name="DejaVu Sans" style:font-name-asian="Helvetica" style:font-name-complex="Helvetica"/>
    </style:style>
    <style:style style:name="T19" style:family="text">
      <style:text-properties style:font-name="DejaVu Sans" style:font-name-asian="Helvetica" style:font-size-asian="10pt" style:font-name-complex="Helvetica" style:font-size-complex="10pt"/>
    </style:style>
    <style:style style:name="T20" style:family="text">
      <style:text-properties style:font-name="DejaVu Sans" fo:font-weight="bold" style:font-name-asian="Helvetica" style:font-weight-asian="bold" style:font-name-complex="Helvetica" style:font-weight-complex="bold"/>
    </style:style>
    <style:style style:name="T21" style:family="text">
      <style:text-properties style:font-name="DejaVu Sans" fo:font-weight="bold" style:font-name-asian="Helvetica-Bold" style:font-weight-asian="bold" style:font-name-complex="Helvetica-Bold" style:font-weight-complex="bold"/>
    </style:style>
    <style:style style:name="T22" style:family="text">
      <style:text-properties style:font-name="DejaVu Sans" fo:font-weight="bold" style:font-weight-asian="bold" style:font-weight-complex="bold"/>
    </style:style>
    <style:style style:name="T23" style:family="text">
      <style:text-properties style:font-name="DejaVu Sans" fo:font-weight="bold" style:font-name-asian="FKBEWJ+CMTT10" style:font-weight-asian="bold" style:font-name-complex="FKBEWJ+CMTT10" style:font-weight-complex="bold"/>
    </style:style>
    <style:style style:name="T24" style:family="text">
      <style:text-properties style:font-name="DejaVu Sans" style:font-name-asian="Helvetica-Bold" style:font-name-complex="Helvetica-Bold"/>
    </style:style>
    <style:style style:name="T25" style:family="text">
      <style:text-properties style:font-name="DejaVu Sans" fo:font-style="italic" style:font-name-asian="Helvetica" style:font-style-asian="italic" style:font-name-complex="Helvetica" style:font-style-complex="italic"/>
    </style:style>
    <style:style style:name="T26" style:family="text">
      <style:text-properties style:font-name="DejaVu Sans" fo:font-weight="normal" style:font-name-asian="FKBEWJ+CMTT10" style:font-weight-asian="normal" style:font-name-complex="FKBEWJ+CMTT10" style:font-weight-complex="normal"/>
    </style:style>
    <style:style style:name="T27" style:family="text">
      <style:text-properties style:font-name="Helvetica" style:font-name-asian="Helvetica" style:font-name-complex="Helvetica"/>
    </style:style>
    <style:style style:name="T28" style:family="text">
      <style:text-properties style:font-name="Helvetica" fo:font-weight="bold" style:font-name-asian="Helvetica" style:font-weight-asian="bold" style:font-name-complex="Helvetica" style:font-weight-complex="bold"/>
    </style:style>
    <style:style style:name="T29" style:family="text">
      <style:text-properties style:font-name-asian="Helvetica" style:font-name-complex="Helvetica"/>
    </style:style>
    <style:style style:name="T30" style:family="text">
      <style:text-properties style:font-name-asian="Helvetica" style:font-size-asian="10pt" style:font-name-complex="Helvetica" style:font-size-complex="10pt"/>
    </style:style>
    <style:style style:name="T31" style:family="text">
      <style:text-properties style:font-name-asian="FKBEWJ+CMTT10" style:font-name-complex="FKBEWJ+CMTT10"/>
    </style:style>
    <style:style style:name="T32" style:family="text">
      <style:text-properties style:font-name-asian="SJNJXP+CMSY10" style:font-name-complex="SJNJXP+CMSY10"/>
    </style:style>
    <style:style style:name="T33" style:family="text">
      <style:text-properties style:font-name="Helvetica-Bold" style:font-name-asian="Helvetica-Bold" style:font-name-complex="Helvetica-Bold"/>
    </style:style>
    <style:style style:name="T34" style:family="text">
      <style:text-properties style:font-name="Helvetica-Bold" fo:font-weight="bold" style:font-name-asian="Helvetica-Bold" style:font-weight-asian="bold" style:font-name-complex="Helvetica-Bold" style:font-weight-complex="bold"/>
    </style:style>
    <style:style style:name="T35" style:family="text">
      <style:text-properties style:font-name="Helvetica-Bold" style:font-name-asian="Helvetica" style:font-name-complex="Helvetica"/>
    </style:style>
    <style:style style:name="T36" style:family="text">
      <style:text-properties style:font-name-asian="Helvetica-Bold" style:font-name-complex="Helvetica-Bold"/>
    </style:style>
    <style:style style:name="T37"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38"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39"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40"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41"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42"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43"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44" style:family="text">
      <style:text-properties style:use-window-font-color="true" style:font-name="DejaVu Sans"/>
    </style:style>
    <style:style style:name="T45" style:family="text">
      <style:text-properties style:use-window-font-color="true" style:font-name="DejaVu Sans" style:font-name-asian="Helvetica" style:font-size-asian="10pt" style:font-name-complex="Helvetica" style:font-size-complex="10pt"/>
    </style:style>
    <style:style style:name="T46" style:family="text">
      <style:text-properties style:use-window-font-color="true" style:font-name="DejaVu Sans" style:font-name-asian="FKBEWJ+CMTT10" style:font-name-complex="FKBEWJ+CMTT10"/>
    </style:style>
    <style:style style:name="T47" style:family="text">
      <style:text-properties style:use-window-font-color="true" style:font-name="Courier 10 Pitch"/>
    </style:style>
    <style:style style:name="T48" style:family="text">
      <style:text-properties style:use-window-font-color="true" style:font-name="Courier 10 Pitch" style:font-name-asian="FKBEWJ+CMTT10" style:font-name-complex="FKBEWJ+CMTT10"/>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0 Manual </text:p>
      <text:p text:style-name="P1"/>
      <text:p text:style-name="P1">by Alexandros Stamatakis</text:p>
      <text:p text:style-name="P1">Heidelberg Institute for Theoretical Studies</text:p>
      <text:p text:style-name="P1"/>
      <text:p text:style-name="P1"/>
      <text:p text:style-name="P2"/>
      <text:p text:style-name="P12">I. About RAxML</text:p>
      <text:p text:style-name="P11"/>
      <text:p text:style-name="P5">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5">It has originally been derived from fastDNAml which in turn was derived from Joe Felsentein’s dnaml which is part of the PHYLIP package.</text:p>
      <text:p text:style-name="P5"/>
      <text:list xml:id="list1850886660" text:style-name="L3">
        <text:list-header>
          <text:p text:style-name="P35">II. Getting help</text:p>
        </text:list-header>
      </text:list>
      <text:p text:style-name="P22"/>
      <text:p text:style-name="P22">RAxML support is provided via the RAxML Google group at: <text:a xlink:type="simple" xlink:href="https://groups.google.com/forum/?hl=de#!forum/raxml">https://groups.google.com/forum/?hl=de#!forum/raxml</text:a> Note that, Google groups have a search function! Thus, before posting, search the group to see if you issue has not already been discussed!</text:p>
      <text:p text:style-name="P22"/>
      <text:p text:style-name="P25">Do not send emails with RAxML questions to A. Stamatakis directly!</text:p>
      <text:p text:style-name="P25"/>
      <text:p text:style-name="P25"><text:span text:style-name="T1">A step by step tutorial with some basic commands is available at: </text:span><text:a xlink:type="simple" xlink:href="http://sco.h-its.org/exelixis/web/software/raxml/hands_on.html"><text:span text:style-name="T1">http://sco.h-its.org/exelixis/web/software/raxml/hands_on.html</text:span></text:a><text:span text:style-name="T1"> </text:span></text:p>
      <text:p text:style-name="P25"><text:span text:style-name="T1"/></text:p>
      <text:p text:style-name="P25"><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25"/>
      <text:list xml:id="list2025782705" text:style-name="L7">
        <text:list-item>
          <text:p text:style-name="P37">RAxML web-servers and Graphical User Interfaces</text:p>
        </text:list-item>
      </text:list>
      <text:p text:style-name="P34"/>
      <text:p text:style-name="P34"/>
      <text:p text:style-name="P34"/>
      <text:p text:style-name="P34"/>
      <text:list xml:id="list1828812940" text:style-name="L4">
        <text:list-header>
          <text:p text:style-name="P36">IV. <text:tab/>Downloading RAxML</text:p>
        </text:list-header>
      </text:list>
      <text:p text:style-name="P32"/>
      <text:p text:style-name="P32"><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27"/>
      <text:p text:style-name="P27">We do not provide any support whatsoever for previous versions of the code!</text:p>
      <text:p text:style-name="P27"/>
      <text:p text:style-name="P27">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32"/>
      <text:p text:style-name="P34">V. <text:tab/>Compiling RAxML</text:p>
      <text:p text:style-name="P32"/>
      <text:p text:style-name="P27">RAxML comes in a lot of different flavors.</text:p>
      <text:p text:style-name="P27">It can run sequentially, in parallel using either MPI (message passing interface) or PThreads for multi-core shared memory systems. </text:p>
      <text:p text:style-name="P27">It also has a hybrid/combined PThreads ↔ MPI parallelization that uses MPI to distribute bootstrap replicates or independent tree searches to different shared memory nodes in a cluster while it uses <text:soft-page-break/>PThreads to parallelize the likelihood calculations of single tree searches. We call this coarse grain (MPI) and fine-grain (PThreads) parallelism. </text:p>
      <text:p text:style-name="P27"/>
      <text:p text:style-name="P27">Thus, before compiling you need to know on what kind of system you intend to execute RAxML. Also note that, the MPI version only implements/offers a subset of the RAxML functionality, it can only distribute distinct tree searches to processors!</text:p>
      <text:p text:style-name="P27"/>
      <text:p text:style-name="P27">Another important thing to consider prior to compiling is what your target processor architecture is!</text:p>
      <text:p text:style-name="P27">Modern x86 processors are very powerful because the have so-called vector instructions!</text:p>
      <text:p text:style-name="P27"/>
      <text:p text:style-name="P27">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27"/>
      <text:p text:style-name="P27">Thus, you should always try to compile the code in a way that best exploits the capabilities of your CPU(s). Note that, even most modern laptops have more than 1 CPU/core, hence you will probably always want to compile the PThreads version of RAxML.</text:p>
      <text:p text:style-name="P27"/>
      <text:p text:style-name="P27">Now let's have a look at the RAxML source code, when you download it it will be in a file called: </text:p>
      <text:p text:style-name="P27"/>
      <text:p text:style-name="P40">standard-RAxML-8.0.0.tar.gz</text:p>
      <text:p text:style-name="P27"/>
      <text:p text:style-name="P27">uncompress it by typing:</text:p>
      <text:p text:style-name="P27"/>
      <text:p text:style-name="P40">gunzip standard-RAxML-8.0.0.tar.gz </text:p>
      <text:p text:style-name="P40">tar xf standard-RAxML-8.0.0.tar</text:p>
      <text:p text:style-name="P27"/>
      <text:p text:style-name="P27">and change into the directory that contains the source files and list the contents:</text:p>
      <text:p text:style-name="P27"/>
      <text:p text:style-name="P40">cd standard-RAxML-8.0.0/</text:p>
      <text:p text:style-name="P40">ls</text:p>
      <text:p text:style-name="P27"/>
      <text:p text:style-name="P27">There is a subdirectory called <text:span text:style-name="T8">usefulScripts</text:span> that contains a couple of perl scripts for various little RAxML tasks.</text:p>
      <text:p text:style-name="P27"/>
      <text:p text:style-name="P27">Next, let's list the Makefiles:</text:p>
      <text:p text:style-name="P27"/>
      <text:p text:style-name="P40">ls Makefile.*</text:p>
      <text:p text:style-name="P27"/>
      <text:p text:style-name="P27">which will generate a listing looking like this:</text:p>
      <text:p text:style-name="P27"/>
      <text:p text:style-name="P27">Makefiles for sequential version, hybrid MPI/Pthreads version, sequential version for MACs using the clang compiler, MPI version, PThreads version, PThreads version for MACs using clang that all rely on the most recent AVX2 vector instructions:</text:p>
      <text:p text:style-name="P27"/>
      <text:p text:style-name="P40">Makefile.AVX2.gcc</text:p>
      <text:p text:style-name="P40">Makefile.AVX2.HYBRID.gcc</text:p>
      <text:p text:style-name="P40">Makefile.AVX2.mac</text:p>
      <text:p text:style-name="P40">Makefile.AVX2.MPI.gcc</text:p>
      <text:p text:style-name="P40">Makefile.AVX2.PTHREADS.gcc</text:p>
      <text:p text:style-name="P40">Makefile.AVX2.PTHREADS.mac</text:p>
      <text:p text:style-name="P27"/>
      <text:p text:style-name="P27">Corresponding Makefiles using AVX instructions:</text:p>
      <text:p text:style-name="P27"/>
      <text:p text:style-name="P40">Makefile.AVX.gcc</text:p>
      <text:p text:style-name="P40">Makefile.AVX.HYBRID.gcc</text:p>
      <text:p text:style-name="P40">Makefile.AVX.mac</text:p>
      <text:p text:style-name="P40"><text:soft-page-break/>Makefile.AVX.MPI.gcc</text:p>
      <text:p text:style-name="P40">Makefile.AVX.PTHREADS.gcc</text:p>
      <text:p text:style-name="P40">Makefile.AVX.PTHREADS.mac</text:p>
      <text:p text:style-name="P27"/>
      <text:p text:style-name="P27">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27"/>
      <text:p text:style-name="P40">Makefile.gcc</text:p>
      <text:p text:style-name="P40">Makefile.HYBRID.gcc</text:p>
      <text:p text:style-name="P40">Makefile.MPI.gcc</text:p>
      <text:p text:style-name="P40">Makefile.PTHREADS.gcc</text:p>
      <text:p text:style-name="P40">Makefile.PTHREADS.mac</text:p>
      <text:p text:style-name="P40">Makefile.QuartetMPI.gcc</text:p>
      <text:p text:style-name="P27"/>
      <text:p text:style-name="P27">Corresponding Makefiles using SSE3 instructions:</text:p>
      <text:p text:style-name="P27"/>
      <text:p text:style-name="P40">Makefile.SSE3.gcc</text:p>
      <text:p text:style-name="P40">Makefile.SSE3.HYBRID.gcc</text:p>
      <text:p text:style-name="P40">Makefile.SSE3.mac</text:p>
      <text:p text:style-name="P40">Makefile.SSE3.MPI.gcc</text:p>
      <text:p text:style-name="P40">Makefile.SSE3.PTHREADS.gcc</text:p>
      <text:p text:style-name="P40">Makefile.SSE3.PTHREADS.mac</text:p>
      <text:p text:style-name="P40">Makefile.SSE3.QuartetMPI.gcc</text:p>
      <text:p text:style-name="P27"/>
      <text:p text:style-name="P27">Now assume that your computer supports AVX instructions, to compile the sequential version type:</text:p>
      <text:p text:style-name="P27"/>
      <text:p text:style-name="P40">make -f Makefile.AVX.gcc </text:p>
      <text:p text:style-name="P27"/>
      <text:p text:style-name="P27">this will generate a RAxML executable called: </text:p>
      <text:p text:style-name="P27"/>
      <text:p text:style-name="P40">raxmlHPC-AVX</text:p>
      <text:p text:style-name="P27"/>
      <text:p text:style-name="P27">Now, to also compile the PThreads version, first remove all object files generated by compiling the sequential version by typing:</text:p>
      <text:p text:style-name="P27"/>
      <text:p text:style-name="P40">rm *.o </text:p>
      <text:p text:style-name="P27"/>
      <text:p text:style-name="P27">and then type:</text:p>
      <text:p text:style-name="P27"/>
      <text:p text:style-name="P40">make -f Makefile.AVX.PTHREADS.gcc </text:p>
      <text:p text:style-name="P27"/>
      <text:p text:style-name="P27">which will generate an executable called </text:p>
      <text:p text:style-name="P27"/>
      <text:p text:style-name="P40">raxmlHPC-PTHREADS-AVX</text:p>
      <text:p text:style-name="P27"/>
      <text:p text:style-name="P27">Compiling all other program flavors is analogous, with the only difficulty that the MPI versions need mpicc, the MPI compiler. A common MPI compiler distribution is provided by OpenMPI and is easy to install on Ubuntu Linux, for instance.</text:p>
      <text:p text:style-name="P32"/>
      <text:p text:style-name="P46">When to use which Version?</text:p>
      <text:p text:style-name="P43"/>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text:soft-page-break/>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he MPI-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3">Processor Affinity and Thread Pinning with the Pthreads Version</text:p>
      <text:p text:style-name="P10"/>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31"> </text:span>on <text:span text:style-name="T9">CPU0</text:span>, <text:span text:style-name="T9">thread1</text:span><text:span text:style-name="T31"> </text:span>on <text:span text:style-name="T9">CPU1</text:span><text:span text:style-name="T31">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31"> </text:span>is initially executed on <text:span text:style-name="T9">CPU0</text:span><text:span text:style-name="T31"> </text:span>but then on <text:span text:style-name="T9">CPU4</text:span><text:span text:style-name="T31"> </text:span>etc. the cache memory of the CPU will have to be re-filled every time a thread is moved. With processor affinity enabled, performance improvements of <text:span text:style-name="T32"> </text:span>5% have been measured on sufficiently large and thus memory-intensive datasets.</text:p>
      <text:p text:style-name="P6"><text:span text:style-name="T2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span></text:p>
      <text:p text:style-name="P6"><text:span text:style-name="T29"/></text:p>
      <text:p text:style-name="P17"><text:span text:style-name="T29">#define _PORTABLE_PTHREADS</text:span></text:p>
      <text:p text:style-name="P6"><text:span text:style-name="T29"/></text:p>
      <text:p text:style-name="P6"><text:span text:style-name="T29">in the </text:span><text:span text:style-name="T10">axml.c</text:span><text:span text:style-name="T29"> source file.</text:span></text:p>
      <text:list xml:id="list793549885" text:style-name="L9">
        <text:list-header>
          <text:p text:style-name="P7"><text:span text:style-name="T29"/></text:p>
          <text:p text:style-name="P21"><text:span text:style-name="T29">VI. RAxML Idiosyncrasies &amp; Likelihood Values</text:span></text:p>
          <text:p text:style-name="P20"><text:span text:style-name="T29"/></text:p>
          <text:list>
            <text:list-item>
              <text:list>
                <text:list-header>
                  <text:p text:style-name="P38"><text:span text:style-name="T29">VII. Alignment input File Formats</text:span></text:p>
                </text:list-header>
              </text:list>
            </text:list-item>
          </text:list>
        </text:list-header>
      </text:list>
      <text:p text:style-name="P29"><text:span text:style-name="T29"/></text:p>
      <text:p text:style-name="P45">Alignment &amp; Tree Input Formats</text:p>
      <text:p text:style-name="P44"/>
      <text:p text:style-name="P10"><text:span text:style-name="T29">The input alignment format of RAxML is </text:span><text:s/>relaxed interleaved or sequential PHYLIP<text:span text:style-name="T29">. “Relaxed” means that</text:span></text:p>
      <text:p text:style-name="P9">sequence names can be of variable length between 1 up to 256 characters. If you need longer taxon names</text:p>
      <text:p text:style-name="P10"><text:span text:style-name="T29">you can adapt the constant </text:span><text:span text:style-name="T31">#define nmlngth 256 </text:span><text:span text:style-name="T29">in file </text:span><text:span text:style-name="T31">axml.h </text:span><text:span text:style-name="T29">appropriately. Moreover, RAxML should</text:span></text:p>
      <text:p text:style-name="P9">be less sensitive with respect to the formatting (tabs, insets, etc) of interleaved PHYLIP files.</text:p>
      <text:p text:style-name="P10"><text:span text:style-name="T29">The input tree format is Newick (see </text:span><text:span text:style-name="T31">http://evolution.genetics.washington.edu/phylip/newicktree.</text:span></text:p>
      <text:p text:style-name="P10"><text:span text:style-name="T31">html</text:span><text:span text:style-name="T29">), the </text:span><text:s/>RAxML input trees must not be comprehensive<text:span text:style-name="T29">, i.e., need not contain all taxa.</text:span></text:p>
      <text:p text:style-name="P14"><text:soft-page-break/><text:span text:style-name="T27"/></text:p>
      <text:p text:style-name="P15">Alignment Error Checking</text:p>
      <text:p text:style-name="P15"/>
      <text:p text:style-name="P9">I recently noticed that a lot of alignments should be checked for the following errors/insufficiencies before</text:p>
      <text:p text:style-name="P9">running an analysis with RAxML or any other phylogenetic inference program.</text:p>
      <text:p text:style-name="P9">RAxML will now analyze the alignment and check for the following errors:</text:p>
      <text:p text:style-name="P10"><text:s/>Identical Sequence name(s) <text:span text:style-name="T29">appearing multiple times in an alignment, this can easily happen when you</text:span></text:p>
      <text:p text:style-name="P9">export a standard PHYLIP-file from some tool which truncates the sequence names to 8 or 10 characters.</text:p>
      <text:p text:style-name="P10"><text:s/>Identical Sequence(s) <text:span text:style-name="T29">that have different names but are exactly identical. This mostly happens when you</text:span></text:p>
      <text:p text:style-name="P9">excluded some hard-to-align alignment regions from your alignment.</text:p>
      <text:p text:style-name="P10"><text:s/>Undetermined Column(s) <text:span text:style-name="T29">that contain only ambiguous characters that will be treated as missing data,</text:span></text:p>
      <text:p text:style-name="P10"><text:span text:style-name="T29">i.e. columns that entirely consist of </text:span><text:span text:style-name="T31">X, ?, *, - </text:span><text:span text:style-name="T29">for AA data and </text:span><text:span text:style-name="T31">N, O, X, ?, - </text:span><text:span text:style-name="T29">for DNA data.</text:span></text:p>
      <text:p text:style-name="P10"><text:s/>Undetermined Sequence(s) <text:span text:style-name="T29">that contain only ambiguous characters (see above) that will be treated as</text:span></text:p>
      <text:p text:style-name="P9">missing data.</text:p>
      <text:p text:style-name="P10"><text:s/>Prohibited Character(s) in taxon names <text:span text:style-name="T29">taxon names that contain any form of whitespace character, like</text:span></text:p>
      <text:p text:style-name="P10"><text:span text:style-name="T29">blanks, tabulators, and carriage returns, as well as one of the following prohibited characters: </text:span><text:span text:style-name="T31">:,();[]</text:span><text:span text:style-name="T29">.</text:span></text:p>
      <text:p text:style-name="P9">In case that RAxML detects Identical Sequences and/or Undetermined Columns and was executed,</text:p>
      <text:p text:style-name="P10"><text:span text:style-name="T29">e.g., with </text:span><text:span text:style-name="T31">-n alignmentName </text:span><text:span text:style-name="T29">it will automatically write an alignment file called </text:span><text:span text:style-name="T31">alignmentName.reduced</text:span></text:p>
      <text:p text:style-name="P9">with Identical Sequences and/or Undetermined Columns removed. If this is detected for a multiple model</text:p>
      <text:p text:style-name="P10"><text:span text:style-name="T29">analysis a respective model file </text:span><text:span text:style-name="T31">modelFileName.reduced </text:span><text:span text:style-name="T29">will also be written. In case RAxML encounters</text:span></text:p>
      <text:p text:style-name="P9">identical sequence names or undetermined sequences or illegal characters in taxon names it will exit with</text:p>
      <text:p text:style-name="P6"><text:span text:style-name="T29">an error and you will have to fix your alignment.</text:span></text:p>
      <text:p text:style-name="P29"><text:span text:style-name="T29"/></text:p>
      <text:list xml:id="list454862196" text:style-name="L11">
        <text:list-item>
          <text:p text:style-name="P30"><text:span text:style-name="T29">The RAxML options</text:span></text:p>
        </text:list-item>
      </text:list>
      <text:p text:style-name="P29"><text:span text:style-name="T29"/></text:p>
      <text:p text:style-name="P23"><text:span text:style-name="T29">The single by far most important command is the RAxML help option that displays all options. I also frequently use it because I can not remember them all. In the following I will assume that we are just using the sequential un-vectorized code, that is, the raxmlHPC executable.</text:span></text:p>
      <text:p text:style-name="P23"><text:span text:style-name="T29"/></text:p>
      <text:p text:style-name="P23"><text:span text:style-name="T29">Thus, to get on-line help type: </text:span></text:p>
      <text:p text:style-name="P23"><text:span text:style-name="T29"/></text:p>
      <text:p text:style-name="P41"><text:span text:style-name="T29">raxmlHPC -h </text:span></text:p>
      <text:p text:style-name="P23"><text:span text:style-name="T29"/></text:p>
      <text:p text:style-name="P23"><text:span text:style-name="T29">and you will get the following, very long listing, that will be discussed at length below:</text:span></text:p>
      <text:p text:style-name="P23"><text:span text:style-name="T29"/></text:p>
      <text:p text:style-name="P41"><text:span text:style-name="T29">raxmlHPC</text:span></text:p>
      <text:p text:style-name="P41"><text:span text:style-name="T29"><text:tab/> <text:s text:c="5"/>-s sequenceFileName -n outputFileName -m substitutionModel</text:span></text:p>
      <text:p text:style-name="P41"><text:span text:style-name="T29"><text:tab/> <text:s text:c="5"/>[-a weightFileName] [-A secondaryStructureSubstModel]</text:span></text:p>
      <text:p text:style-name="P41"><text:span text:style-name="T29"><text:tab/> <text:s text:c="5"/>[-b bootstrapRandomNumberSeed] [-B wcCriterionThreshold]</text:span></text:p>
      <text:p text:style-name="P41"><text:span text:style-name="T29"><text:tab/> <text:s text:c="5"/>[-c numberOfCategories] [-C] [-d] [-D]</text:span></text:p>
      <text:p text:style-name="P41"><text:span text:style-name="T29"><text:tab/> <text:s text:c="5"/>[-e likelihoodEpsilon] [-E excludeFileName]</text:span></text:p>
      <text:p text:style-name="P41"><text:span text:style-name="T29"><text:s text:c="6"/><text:tab/>[-f a|A|b|B|c|C|d|D|e|E|F|g|G|h|H|i|I|j|J|m|n|N|o|p|q|r|R|s|S|t|T|u|v|<text:tab/><text:tab/><text:tab/> <text:s text:c="3"/>V|w|W|x|y] </text:span></text:p>
      <text:p text:style-name="P41"><text:span text:style-name="T29"><text:tab/><text:tab/>[-F]</text:span></text:p>
      <text:p text:style-name="P41"><text:span text:style-name="T29"><text:s text:c="6"/><text:tab/>[-g groupingFileName] [-G placementThreshold] [-h] [-H]</text:span></text:p>
      <text:p text:style-name="P41"><text:soft-page-break/><text:span text:style-name="T29"><text:tab/> <text:s text:c="5"/>[-i initialRearrangementSetting] </text:span></text:p>
      <text:p text:style-name="P41"><text:span text:style-name="T29"><text:tab/><text:tab/>[-I autoFC|autoMR|autoMRE|autoMRE_IGN]</text:span></text:p>
      <text:p text:style-name="P41"><text:span text:style-name="T29"><text:s text:c="6"/><text:tab/>[-j] [-J MR|MR_DROP|MRE|STRICT|STRICT_DROP|T_&lt;PERCENT&gt;] [-k] [-K] </text:span></text:p>
      <text:p text:style-name="P41"><text:span text:style-name="T29"><text:tab/> <text:s text:c="5"/>[-L MR|MRE|T_&lt;PERCENT&gt;] [-M]</text:span></text:p>
      <text:p text:style-name="P41"><text:span text:style-name="T29"><text:s text:c="6"/><text:tab/>[-o outGroupName1[,outGroupName2[,...]]][-O]</text:span></text:p>
      <text:p text:style-name="P41"><text:span text:style-name="T29"><text:tab/> <text:s text:c="5"/>[-p parsimonyRandomSeed] [-P proteinModel]</text:span></text:p>
      <text:p text:style-name="P41"><text:span text:style-name="T29"><text:s text:c="6"/><text:tab/>[-q multipleModelFileName] [-r binaryConstraintTree]</text:span></text:p>
      <text:p text:style-name="P41"><text:span text:style-name="T29"><text:tab/><text:tab/>[-R binaryModelParamFile] [-S secondaryStructureFile] </text:span></text:p>
      <text:p text:style-name="P41"><text:span text:style-name="T29"><text:tab/><text:tab/>[-t userStartingTree]</text:span></text:p>
      <text:p text:style-name="P41"><text:span text:style-name="T29"><text:s text:c="6"/><text:tab/>[-T numberOfThreads] [-u] [-U] [-v] [-V] [-w outputDirectory] </text:span></text:p>
      <text:p text:style-name="P41"><text:span text:style-name="T29"><text:tab/><text:tab/>[-W slidingWindowSize]</text:span></text:p>
      <text:p text:style-name="P41"><text:span text:style-name="T29"><text:tab/><text:tab/>[-x rapidBootstrapRandomNumberSeed][-X][-y]</text:span></text:p>
      <text:p text:style-name="P41"><text:span text:style-name="T29"><text:tab/><text:tab/>[-Y quartetGroupingFileName|ancestralSequenceCandidatesFileName]</text:span></text:p>
      <text:p text:style-name="P41"><text:span text:style-name="T29"><text:s text:c="6"/><text:tab/>[-z multipleTreesFile] </text:span></text:p>
      <text:p text:style-name="P41"><text:span text:style-name="T29"><text:tab/><text:tab/>[-#|-N numberOfRuns|autoFC|autoMR|autoMRE|autoMRE_IGN]</text:span></text:p>
      <text:p text:style-name="P41"><text:span text:style-name="T29"></text:span></text:p>
      <text:p text:style-name="P41"><text:span text:style-name="T29">-a<text:tab/>Specify a column weight file name to assign individual weights to each <text:tab/><text:tab/>column of the alignment. Those weights must be integers separated by any</text:span></text:p>
      <text:p text:style-name="P41"><text:span text:style-name="T29"><text:tab/>type and number of whitespaces whithin a separate file.</text:span></text:p>
      <text:p text:style-name="P41"><text:span text:style-name="T29"/></text:p>
      <text:p text:style-name="P51">In addition, there must of course be as many weights as there are columns in your alignment. The contents of an example weight file could look like this:</text:p>
      <text:p text:style-name="P53"/>
      <text:p text:style-name="P54">5 1 1 2 1 1 1 1 1 1 1 2 1 1 3 1 1 1 1 1 1 1 1 1 1</text:p>
      <text:p text:style-name="P54">1 1 1 1 1 1 1 1 1 1 1 1 1 1 1 1 1 1 4 1 1 1 4 1 1</text:p>
      <text:p text:style-name="P54"/>
      <text:p text:style-name="P52"><text:span text:style-name="T4">Example:</text:span><text:span text:style-name="T36"> <text:tab/></text:span><text:span text:style-name="T9">raxmlHPC -a wgtFile -s alg.phy -p 12345 -m GTRCAT -n TEST</text:span></text:p>
      <text:p text:style-name="P41"><text:span text:style-name="T29"/></text:p>
      <text:p text:style-name="P41"><text:span text:style-name="T29"></text:span></text:p>
      <text:p text:style-name="P41"><text:span text:style-name="T29">-A <text:s text:c="2"/>Specify one of the secondary structure substitution models implemented in <text:tab/>RAxML. The same nomenclature as in the PHASE manual is used, available <text:tab/>models: S6A, S6B, S6C, S6D, S6E, S7A, S7B, S7C, S7D, S7E, S7F, S16, S16A, <text:tab/><text:tab/>S16B</text:span></text:p>
      <text:p text:style-name="P41"><text:span text:style-name="T29"></text:span></text:p>
      <text:p text:style-name="P41"><text:span text:style-name="T29"><text:s text:c="5"/><text:tab/>DEFAULT: 16-state GTR model (S16)</text:span></text:p>
      <text:p text:style-name="P41"><text:span text:style-name="T29"/></text:p>
      <text:p text:style-name="P41"><text:span text:style-name="T29"><text:tab/></text:span><text:span text:style-name="T18">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29">-S</text:span><text:span text:style-name="T18"> option. </text:span></text:p>
      <text:p text:style-name="P41"><text:span text:style-name="T18"/></text:p>
      <text:p text:style-name="P41"><text:span text:style-name="T18"><text:tab/></text:span><text:span text:style-name="T20">Example:</text:span><text:span text:style-name="T18"> <text:tab/></text:span><text:span text:style-name="T29">raxmlHPC -S secondaryStructureFile -s alg.phy -A S7D -p 12345 -m <text:tab/><text:tab/><text:tab/>GTRGAMMA -n TEST</text:span></text:p>
      <text:p text:style-name="P41"><text:span text:style-name="T29"/></text:p>
      <text:p text:style-name="P41"><text:span text:style-name="T29"></text:span></text:p>
      <text:p text:style-name="P55"><text:span text:style-name="T29"><text:s text:c="6"/>-b <text:s text:c="2"/><text:tab/>Specify an integer number (random seed) and turn on bootstrapping</text:span></text:p>
      <text:p text:style-name="P41"><text:span text:style-name="T29"> <text:s text:c="5"/></text:span></text:p>
      <text:p text:style-name="P41"><text:span text:style-name="T29"><text:tab/>DEFAULT: OFF</text:span></text:p>
      <text:p text:style-name="P41"><text:span text:style-name="T29"/></text:p>
      <text:p text:style-name="P28"><text:tab/>This option allows you to turn on non-parametric bootstrapping. To allow for reproducibility <text:tab/>of runs in the sequential program, you have to specify a random number seed, e.g.,</text:p>
      <text:p text:style-name="P28"><text:span text:style-name="T31"><text:tab/></text:span><text:span text:style-name="T9">-b 123476</text:span>. </text:p>
      <text:p text:style-name="P28"><text:tab/>Note however, that parallel bootstraps with the parallel version <text:span text:style-name="T31">raxmlHPC-MPI </text:span><text:s/>are not <text:tab/>reproducible despite the fact that you specify a random number seed. </text:p>
      <text:p text:style-name="P28"/>
      <text:p text:style-name="P6"><text:span text:style-name="T36"><text:tab/></text:span><text:span text:style-name="T4">Example:</text:span><text:span text:style-name="T36"> <text:tab/></text:span><text:span text:style-name="T9">raxmlHPC -b 12345 -p 12345 -# 100 -s alg -m GTRCAT -n TEST</text:span></text:p>
      <text:p text:style-name="P41"><text:span text:style-name="T29"></text:span></text:p>
      <text:p text:style-name="P41"><text:span text:style-name="T29"><text:s text:c="6"/></text:span></text:p>
      <text:p text:style-name="P41"><text:span text:style-name="T29"/></text:p>
      <text:p text:style-name="P41"><text:soft-page-break/><text:span text:style-name="T29">-B<text:tab/>specify a floating point number between 0.0 and 1.0 that will be used as <text:tab/>cutoff threshold for the MR-based bootstopping criteria. The recommended <text:tab/>setting is 0.03.</text:span></text:p>
      <text:p text:style-name="P41"><text:span text:style-name="T29"></text:span></text:p>
      <text:p text:style-name="P41"><text:span text:style-name="T29"><text:s text:c="6"/>DEFAULT: 0.03 (recommended empirically determined setting)</text:span></text:p>
      <text:p text:style-name="P41"><text:span text:style-name="T29"/></text:p>
      <text:p text:style-name="P41"><text:span text:style-name="T29"><text:tab/></text:span><text:span text:style-name="T18">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18">http://link.springer.com/chapter/10.1007/978-3-642-02008-7_13#page-1</text:span></text:a><text:span text:style-name="T18"> </text:span></text:p>
      <text:p text:style-name="P41"><text:span text:style-name="T18"/></text:p>
      <text:p text:style-name="P41"><text:span text:style-name="T18"><text:tab/></text:span><text:span text:style-name="T21">Example:</text:span><text:span text:style-name="T24"> <text:tab/></text:span><text:span text:style-name="T31">raxmlHPC -B 0.02 -b 12345 -p 12345 -# AUTOMR -s alg -m GTRCAT -n <text:tab/><text:tab/><text:tab/><text:tab/>TEST</text:span></text:p>
      <text:p text:style-name="P41"><text:span text:style-name="T18"/></text:p>
      <text:p text:style-name="P41"><text:span text:style-name="T29">-c<text:tab/>Specify number of distinct rate categories for RAxML when model of rate <text:tab/>heterogeneity is set to CAT.</text:span></text:p>
      <text:p text:style-name="P41"><text:span text:style-name="T29"><text:s text:c="6"/>Individual per-site rates are categorized into numberOfCategories rate </text:span></text:p>
      <text:p text:style-name="P41"><text:span text:style-name="T29"><text:s text:c="6"/>categories to accelerate computations. </text:span></text:p>
      <text:p text:style-name="P41"><text:span text:style-name="T29"></text:span></text:p>
      <text:p text:style-name="P41"><text:span text:style-name="T29"><text:s text:c="6"/>DEFAULT: 25</text:span></text:p>
      <text:p text:style-name="P41"><text:span text:style-name="T29"/></text:p>
      <text:p text:style-name="P47"><text:s/><text:tab/><text:span text:style-name="T22">Example:</text:span> <text:tab/><text:span text:style-name="T9">raxmlHPC -c 40 -p 12345 -s alg -m GTRCAT -n TEST</text:span></text:p>
      <text:p text:style-name="P47"><text:span text:style-name="T27"/></text:p>
      <text:p text:style-name="P47"><text:span text:style-name="T27"><text:tab/></text:span><text:span text:style-name="T20">Warning:</text:span><text:span text:style-name="T28"><text:tab/></text:span><text:span text:style-name="T27">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41"><text:span text:style-name="T29"/></text:p>
      <text:p text:style-name="P41"><text:span text:style-name="T29">-C<text:tab/>Enable verbose output for the "-L" and "-f i" options. This will produce <text:tab/>more, as well as more verbose output files</text:span></text:p>
      <text:p text:style-name="P41"><text:span text:style-name="T29"></text:span></text:p>
      <text:p text:style-name="P41"><text:span text:style-name="T29"><text:s text:c="6"/>DEFAULT: OFF</text:span></text:p>
      <text:p text:style-name="P41"><text:span text:style-name="T29"/></text:p>
      <text:p text:style-name="P41"><text:span text:style-name="T29"><text:tab/></text:span><text:span text:style-name="T18">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18">http://www.nature.com/nature/journal/v497/n7449/full/nature12130.html</text:span></text:a><text:span text:style-name="T18"> </text:span></text:p>
      <text:p text:style-name="P41"><text:span text:style-name="T18"/></text:p>
      <text:p text:style-name="P41"><text:span text:style-name="T18"><text:tab/></text:span><text:span text:style-name="T20">Example:</text:span><text:span text:style-name="T18"><text:tab/></text:span><text:span text:style-name="T29">raxmlHPC -L -m GTRCAT -L MRE -z treeSet -n TEST</text:span></text:p>
      <text:p text:style-name="P41"><text:span text:style-name="T29"/></text:p>
      <text:p text:style-name="P41"><text:span text:style-name="T29">-d <text:s text:c="3"/>start ML optimization from random starting tree </text:span></text:p>
      <text:p text:style-name="P41"><text:span text:style-name="T29"></text:span></text:p>
      <text:p text:style-name="P41"><text:span text:style-name="T29"><text:s text:c="6"/>DEFAULT: OFF</text:span></text:p>
      <text:p text:style-name="P41"><text:span text:style-name="T29"/></text:p>
      <text:p text:style-name="P49"><text:span text:style-name="T10"><text:tab/></text:span><text:span text:style-name="T18">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9"><text:span text:style-name="T18"><text:tab/>It has also been observed that, this sometimes yield better – more diverse – starting trees <text:tab/>for the analysis of broad phylogenomic alignments that have a very strong phylogenetic <text:tab/>signal!</text:span></text:p>
      <text:p text:style-name="P49"><text:span text:style-name="T18"/></text:p>
      <text:p text:style-name="P6"><text:span text:style-name="T36"><text:tab/></text:span><text:span text:style-name="T4">Example:</text:span><text:span text:style-name="T11"><text:tab/></text:span><text:span text:style-name="T9">raxmlHPC -d -p 12345 -s alg -m GTRGAMMA -n TEST</text:span></text:p>
      <text:p text:style-name="P41"><text:span text:style-name="T29"></text:span></text:p>
      <text:p text:style-name="P41"><text:span text:style-name="T29"><text:s text:c="6"/></text:span></text:p>
      <text:p text:style-name="P41"><text:soft-page-break/><text:span text:style-name="T29">-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span></text:p>
      <text:p text:style-name="P41"><text:span text:style-name="T29"><text:s text:c="5"/><text:tab/>On trees with more than 500 taxa this will yield execution time improvements <text:tab/>of approximately 50% while yielding only slightly worse trees.</text:span></text:p>
      <text:p text:style-name="P41"><text:span text:style-name="T29"></text:span></text:p>
      <text:p text:style-name="P41"><text:span text:style-name="T29"><text:s text:c="6"/>DEFAULT: OFF<text:tab/></text:span></text:p>
      <text:p text:style-name="P41"><text:span text:style-name="T29"/></text:p>
      <text:p text:style-name="P42"><text:span text:style-name="T30"><text:tab/></text:span><text:span text:style-name="T19">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45"> </text:span></text:p>
      <text:p text:style-name="P42"><text:span text:style-name="T40"><text:tab/></text:span><text:span text:style-name="T39">A. Stamatakis:</text:span><text:span text:style-name="T38"> "Phylogenetic Search Algorithms for Maximum Likelihood". In M. Elloumi, <text:tab/>A.Y. Zomaya, editors. Algorithms in Computational Biology: techniques, Approaches and <text:tab/>Applications, 547-577, John Wiley and Sons, 2011.</text:span></text:p>
      <text:p text:style-name="P42"><text:span text:style-name="T38"/></text:p>
      <text:p text:style-name="P42"><text:span text:style-name="T38"><text:tab/></text:span><text:span text:style-name="T37">Example:</text:span><text:span text:style-name="T38"><text:tab/></text:span><text:span text:style-name="T41">raxmlHPC -D -p 12345 -s alg -m GTRCAT -n TEST</text:span></text:p>
      <text:p text:style-name="P41"><text:span text:style-name="T29"/></text:p>
      <text:p text:style-name="P41"><text:span text:style-name="T29">-e <text:s/><text:tab/>set model optimization precision in log likelihood units for final<text:tab/>optimization of tree topology</text:span></text:p>
      <text:p text:style-name="P41"><text:span text:style-name="T29"></text:span></text:p>
      <text:p text:style-name="P41"><text:span text:style-name="T29"><text:s text:c="6"/>DEFAULT: 0.1<text:tab/>for models not using proportion of invariant sites estimate</text:span></text:p>
      <text:p text:style-name="P41"><text:span text:style-name="T29"><text:s text:c="15"/>0.001 <text:tab/>for models using proportion of invariant sites estimate</text:span></text:p>
      <text:p text:style-name="P41"><text:span text:style-name="T29"/></text:p>
      <text:p text:style-name="P48"><text:tab/><text:span text:style-name="T44">This allows you to specify up to which likelihood difference, the model parameters will be <text:tab/>optimized when RAxML uses the </text:span><text:span text:style-name="T46">GAMMA </text:span><text:span text:style-name="T44">model of rate <text:s/>or when you just evaluate a trees <text:tab/>with the </text:span><text:span text:style-name="T48">-f e</text:span><text:span text:style-name="T46"> </text:span><text:span text:style-name="T44">option or a bunch of trees with the</text:span><text:span text:style-name="T47"> -f n</text:span><text:span text:style-name="T44"> option or similar options. This has <text:tab/>shown to be useful to quickly evaluate the likelihood of a bunch of large final trees of more <text:tab/>than 1,000 taxa because it will run much faster. </text:span></text:p>
      <text:p text:style-name="P48"><text:span text:style-name="T44"><text:tab/>I typically use e.g. </text:span><text:span text:style-name="T48">-e 1.0</text:span><text:span text:style-name="T46"> </text:span><text:span text:style-name="T44"><text:s/>or </text:span><text:span text:style-name="T48">-e 2.0</text:span><text:span text:style-name="T46"> </text:span><text:span text:style-name="T44">in order to rapidly compare distinct final tree <text:tab/>topologies based on <text:tab/>their likelihood values. <text:tab/></text:span></text:p>
      <text:p text:style-name="P19"><text:tab/>Note that, topology-dependent likelihood-differences are typically far larger than <text:span text:style-name="T31">1.0 </text:span><text:s/>or <text:span text:style-name="T31">2.0 </text:span><text:s/><text:tab/>log likelihood units. The default setting is <text:span text:style-name="T31">0.1</text:span> log likelihood units which proves to be <text:tab/>sufficient in most practical cases.</text:p>
      <text:p text:style-name="P16"><text:span text:style-name="T13"/></text:p>
      <text:p text:style-name="P8"><text:span text:style-name="T36"><text:tab/></text:span><text:span text:style-name="T4">Example:<text:tab/></text:span><text:span text:style-name="T9">raxmlHPC -f e -e 0.00001 -s alg -t tree -m GTRGAMMA -n TEST</text:span></text:p>
      <text:p text:style-name="P41"><text:span text:style-name="T29"/></text:p>
      <text:p text:style-name="P41"><text:span text:style-name="T29">-E <text:s text:c="3"/>specify an exclude file name, that contains a specification of alignment <text:tab/>positions you wish to exclude.</text:span></text:p>
      <text:p text:style-name="P41"><text:span text:style-name="T29"><text:s text:c="5"/><text:tab/>Format is similar to Nexus, the file shall contain entries like "100-200 <text:tab/>300-400", to exclude a single column write, e.g., "100-100", if you use a <text:tab/>mixed model, an appropriately adapted model file will be written.</text:span></text:p>
      <text:p text:style-name="P41"><text:span text:style-name="T29"/></text:p>
      <text:p text:style-name="P41"><text:span text:style-name="T29"><text:tab/></text:span><text:span text:style-name="T18">This option will just make RAxML write a reduced alignment ﬁle without the excluded <text:tab/>columns that can then be used for the real analysis. If you use a partitioned model, an <text:tab/>appropriately adapted model ﬁle will also be written.</text:span></text:p>
      <text:p text:style-name="P41"><text:span text:style-name="T18"/></text:p>
      <text:p text:style-name="P23"><text:span text:style-name="T29"><text:tab/></text:span><text:span text:style-name="T5">Example:<text:tab/></text:span><text:span text:style-name="T10">raxmlHPC -E excludeFile -s alg -m GTRCAT -q part -n TEST</text:span></text:p>
      <text:p text:style-name="P23"><text:span text:style-name="T29"><text:tab/></text:span></text:p>
      <text:p text:style-name="P23"><text:span text:style-name="T29"><text:tab/>In this case the alignment ﬁle with columns excluded will be named </text:span><text:span text:style-name="T10">alg.excludeFile</text:span><text:span text:style-name="T29"> and <text:tab/>the <text:s/>partition file with the specified columns excluded is called </text:span><text:span text:style-name="T10">part.excludeFile</text:span></text:p>
      <text:p text:style-name="P41"><text:span text:style-name="T29"/></text:p>
      <text:p text:style-name="P41"><text:span text:style-name="T29"></text:span></text:p>
      <text:p text:style-name="P41"><text:span text:style-name="T29"><text:s text:c="6"/></text:span></text:p>
      <text:p text:style-name="P41"><text:soft-page-break/><text:span text:style-name="T29">-f<text:tab/>select algorithm:</text:span></text:p>
      <text:p text:style-name="P41"><text:span text:style-name="T29"/></text:p>
      <text:p text:style-name="P41"><text:span text:style-name="T29"><text:tab/></text:span><text:span text:style-name="T18">The -f option is a very powerful option because, in many cases, it allows you to select what <text:tab/>kind of algorithm RAxML shall execute. The individual options are listed below:</text:span></text:p>
      <text:p text:style-name="P41"><text:span text:style-name="T29"/></text:p>
      <text:p text:style-name="P41"><text:span text:style-name="T29"></text:span></text:p>
      <text:p text:style-name="P41"><text:span text:style-name="T29">-f a<text:tab/>rapid Bootstrap analysis and search for best-scoring ML tree in one program <text:tab/>run</text:span></text:p>
      <text:p text:style-name="P41"><text:span text:style-name="T29"/></text:p>
      <text:p text:style-name="P23"><text:span text:style-name="T29"><text:tab/>Tell RAxML to conduct a rapid Bootstrap analysis and search for the best-scoring ML tree in <text:tab/>one single program run.</text:span></text:p>
      <text:p text:style-name="P23"><text:span text:style-name="T29"/></text:p>
      <text:p text:style-name="P23"><text:span text:style-name="T29"><text:tab/></text:span><text:span text:style-name="T5">Example:<text:tab/></text:span><text:span text:style-name="T10">raxmlHPC -f a -p 12345 -s alg -x 12345 -# 100 -m GTRCAT -n TEST</text:span></text:p>
      <text:p text:style-name="P23"><text:span text:style-name="T10"/></text:p>
      <text:p text:style-name="P41"><text:span text:style-name="T29"/></text:p>
      <text:p text:style-name="P41"><text:span text:style-name="T29">-f A<text:tab/>compute marginal ancestral states on a ROOTED reference tree provided via -t</text:span></text:p>
      <text:p text:style-name="P41"><text:span text:style-name="T29"/></text:p>
      <text:p text:style-name="P39"><text:span text:style-name="T12"><text:s/><text:tab/></text:span><text:span text:style-name="T15">This option allows you to compute marginal ancestral states/sequences on a given, fixed, <text:tab/>and rooted reference tree. If you don't know what marginal ancestral states are please read <text:tab/>Ziheng Yang's book on Computational Molecular Evolution.</text:span></text:p>
      <text:p text:style-name="P50"><text:span text:style-name="T15"><text:tab/></text:span><text:line-break/><text:tab/><text:span text:style-name="T16">Example:</text:span><text:span text:style-name="T14"><text:tab/></text:span><text:span text:style-name="T43">raxmlHPC -f A -t testTree -s testData -m GTRGAMMA -n TEST</text:span><text:span text:style-name="T15"><text:line-break/><text:line-break/><text:tab/>A</text:span><text:span text:style-name="T42"> small phylip-formatted test alignment would look like this:</text:span><text:span text:style-name="T15"><text:line-break/><text:line-break/><text:tab/></text:span><text:span text:style-name="T43">4 4 </text:span><text:span text:style-name="T12"><text:line-break/><text:tab/></text:span><text:span text:style-name="T43">t1 ACGT</text:span><text:span text:style-name="T12"><text:line-break/><text:tab/></text:span><text:span text:style-name="T43">t2 AATT</text:span><text:span text:style-name="T12"><text:line-break/><text:tab/></text:span><text:span text:style-name="T43">t3 ATAT </text:span><text:span text:style-name="T12"><text:line-break/><text:tab/></text:span><text:span text:style-name="T43">t4 CCGT </text:span><text:span text:style-name="T15"><text:line-break/><text:line-break/><text:tab/></text:span><text:span text:style-name="T42">and a test tree: </text:span><text:span text:style-name="T15"><text:line-break/><text:line-break/><text:tab/></text:span><text:span text:style-name="T43">((t1,t2),(t3,t4)); </text:span><text:span text:style-name="T15"><text:line-break/><text:line-break/><text:tab/></text:span><text:span text:style-name="T42">RAxML will then output the rooted binary tree again, but with inner node labels that must <text:tab/>be used to associate ancestral sequences with their corresponding positions in the tree.</text:span></text:p>
      <text:p text:style-name="P50"><text:span text:style-name="T42"><text:tab/>It also writes two files, one containing the marginal probabilities for each inner node label <text:tab/>as well as one containing guesses (by taking the maximum probability) for the actual <text:tab/>ancestral sequences. </text:span></text:p>
      <text:p text:style-name="P41"><text:span text:style-name="T18"/></text:p>
      <text:p text:style-name="P41"><text:span text:style-name="T29">-f b<text:tab/>draw bipartition information on a tree provided with -t (typically the best-<text:tab/>knwon ML tree) based on multiple trees (e.g., from a bootstrap) in a file <text:tab/>specifed by -z</text:span></text:p>
      <text:p text:style-name="P41"><text:span text:style-name="T29"/></text:p>
      <text:p text:style-name="P47"><text:s/><text:tab/><text:span text:style-name="T22">Example:<text:tab/></text:span><text:span text:style-name="T9">raxmlHPC -f b -t ref -z trees -m GTRCAT -n TEST</text:span></text:p>
      <text:p text:style-name="P41"><text:span text:style-name="T29"/></text:p>
      <text:p text:style-name="P41"><text:span text:style-name="T29">-f B<text:tab/>optimize br-len scaler and other model parameters (GTR, alpha, etc.) on a <text:tab/>tree provided with -t. The input tree passed via -t needs to contain branch <text:tab/>lengths. The branch lengths will not be optimized, just scaled by a single <text:tab/>common value.</text:span></text:p>
      <text:p text:style-name="P41"><text:span text:style-name="T29"/></text:p>
      <text:p text:style-name="P41"><text:span text:style-name="T29"><text:tab/></text:span><text:span text:style-name="T18">This is a slightly idiosyncratic option that was mainly developed to work on conjunction with <text:tab/>the PartitionFinder tool (see: </text:span><text:a xlink:type="simple" xlink:href="http://www.robertlanfear.com/partitionfinder/"><text:span text:style-name="T18">http://www.robertlanfear.com/partitionfinder/</text:span></text:a><text:span text:style-name="T18">).</text:span></text:p>
      <text:p text:style-name="P41"><text:span text:style-name="T18"><text:tab/>The concept of branch length scalers is similar to the one implemented in MrBayes. That is, <text:tab/>we assume that all partitions have the same branch lengths proportionally to each other. <text:tab/>However, for each partition </text:span><text:span text:style-name="T25">p </text:span><text:span text:style-name="T18">we do a maximum likelihood estimate of a single scaling </text:span><text:soft-page-break/><text:span text:style-name="T18"><text:tab/>factor <text:tab/></text:span><text:span text:style-name="T25">s[p] </text:span><text:span text:style-name="T18">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1"><text:span text:style-name="T18"/></text:p>
      <text:p text:style-name="P41"><text:span text:style-name="T18"><text:tab/></text:span><text:span text:style-name="T20">Example:</text:span><text:span text:style-name="T18"><text:tab/></text:span><text:span text:style-name="T29">raxmlHPC -s alg.phy -t tree -m GTRGAMMA -f B -q part -n TEST</text:span></text:p>
      <text:p text:style-name="P41"><text:span text:style-name="T29"/></text:p>
      <text:p text:style-name="P41"><text:span text:style-name="T29">-f c<text:tab/>check if the alignment can be properly read by RAxML</text:span></text:p>
      <text:p text:style-name="P41"><text:span text:style-name="T29"/></text:p>
      <text:p text:style-name="P41"><text:span text:style-name="T33"><text:tab/></text:span><text:span text:style-name="T21">Example:</text:span><text:span text:style-name="T33"><text:tab/></text:span><text:span text:style-name="T31">raxmlHPC -f c -m GTRCAT -s alg -n TEST</text:span><text:span text:style-name="T29"><text:tab/></text:span></text:p>
      <text:p text:style-name="P41"><text:span text:style-name="T29"/></text:p>
      <text:p text:style-name="P41"><text:span text:style-name="T29">-f C<text:tab/>ancestral sequence test for my PhD student Jiajie Zhang, users will also <text:tab/>need to provide a list <text:tab/>of taxon names via -Y separated by whitespaces</text:span></text:p>
      <text:p text:style-name="P41"><text:span text:style-name="T29"/></text:p>
      <text:p text:style-name="P41"><text:span text:style-name="T29"><text:tab/></text:span><text:span text:style-name="T18">This is an experimental option right now, not ready for general use.</text:span></text:p>
      <text:p text:style-name="P41"><text:span text:style-name="T29"/></text:p>
      <text:p text:style-name="P41"><text:span text:style-name="T29">-f d<text:tab/>new rapid hill-climbing </text:span></text:p>
      <text:p text:style-name="P41"><text:span text:style-name="T29"><text:s text:c="22"/></text:span></text:p>
      <text:p text:style-name="P41"><text:span text:style-name="T29"><text:tab/>DEFAULT: ON</text:span></text:p>
      <text:p text:style-name="P41"><text:span text:style-name="T29"/></text:p>
      <text:p text:style-name="P41"><text:span text:style-name="T29"><text:tab/></text:span><text:span text:style-name="T18">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18">http://link.springer.com/article/10.1007/s11265-007-0067-4#page-1</text:span></text:a><text:span text:style-name="T18"> </text:span></text:p>
      <text:p text:style-name="P41"><text:span text:style-name="T18"/></text:p>
      <text:p text:style-name="P41"><text:span text:style-name="T18"><text:tab/></text:span><text:span text:style-name="T21">Example:</text:span><text:span text:style-name="T33"><text:tab/></text:span><text:span text:style-name="T31">raxmlHPC -f d -m GTRCAT -p 12345 -s alg -n TEST</text:span></text:p>
      <text:p text:style-name="P41"><text:span text:style-name="T29"/></text:p>
      <text:p text:style-name="P41"><text:span text:style-name="T29">-f D<text:tab/>execute one or more rapid hill-climbing searches that will also generate <text:tab/>RELL <text:tab/>bootstraps</text:span></text:p>
      <text:p text:style-name="P41"><text:span text:style-name="T29"/></text:p>
      <text:p text:style-name="P41"><text:span text:style-name="T29"><text:tab/></text:span><text:span text:style-name="T18">This is an implementation of the techniques introduced in the following paper: <text:tab/></text:span><text:a xlink:type="simple" xlink:href="http://www.ncbi.nlm.nih.gov/pubmed/23418397"><text:span text:style-name="T18">http://www.ncbi.nlm.nih.gov/pubmed/23418397</text:span></text:a><text:span text:style-name="T18">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1"><text:span text:style-name="T18"/></text:p>
      <text:p text:style-name="P41"><text:span text:style-name="T18"><text:tab/></text:span><text:span text:style-name="T21">Example:</text:span><text:span text:style-name="T33"><text:tab/></text:span><text:span text:style-name="T31">raxmlHPC -f D -m GTRCAT -p 12345 -s alg -n TEST</text:span></text:p>
      <text:p text:style-name="P41"><text:span text:style-name="T29"/></text:p>
      <text:p text:style-name="P41"><text:span text:style-name="T29">-f e<text:tab/>optimize model parameters+branch lengths for given input tree</text:span></text:p>
      <text:p text:style-name="P41"><text:span text:style-name="T29"/></text:p>
      <text:p text:style-name="P41"><text:span text:style-name="T29"><text:tab/></text:span><text:span text:style-name="T18">You need to provide an input tree via the</text:span><text:span text:style-name="T29"> -t </text:span><text:span text:style-name="T18">option.</text:span></text:p>
      <text:p text:style-name="P41"><text:span text:style-name="T29"/></text:p>
      <text:p text:style-name="P41"><text:span text:style-name="T29"><text:tab/></text:span><text:span text:style-name="T21">Example:</text:span><text:span text:style-name="T33"> </text:span><text:span text:style-name="T31">raxmlHPC -f e -t ref -m GTRGAMMA -s alg -n TEST</text:span></text:p>
      <text:p text:style-name="P41"><text:span text:style-name="T29"/></text:p>
      <text:p text:style-name="P41"><text:span text:style-name="T29">-f E<text:tab/>execute very fast experimental tree search, at present only for testing</text:span></text:p>
      <text:p text:style-name="P41"><text:span text:style-name="T29"><text:tab/></text:span></text:p>
      <text:p text:style-name="P41"><text:span text:style-name="T29"><text:tab/></text:span><text:span text:style-name="T18">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18">http://meta.microbesonline.org/fasttree/</text:span></text:a><text:span text:style-name="T18"> </text:span></text:p>
      <text:p text:style-name="P41"><text:span text:style-name="T18"/></text:p>
      <text:p text:style-name="P41"><text:span text:style-name="T18"><text:tab/></text:span><text:span text:style-name="T21">Example:</text:span><text:span text:style-name="T33"><text:tab/></text:span><text:span text:style-name="T31">raxmlHPC -f E -m GTRCAT -p 12345 -s alg -n TEST</text:span></text:p>
      <text:p text:style-name="P41"><text:span text:style-name="T29"><text:tab/></text:span></text:p>
      <text:p text:style-name="P41"><text:span text:style-name="T29"/></text:p>
      <text:p text:style-name="P41"><text:span text:style-name="T29">-f F<text:tab/>execute fast experimental tree search, at present only for testing</text:span></text:p>
      <text:p text:style-name="P41"><text:span text:style-name="T29"/></text:p>
      <text:p text:style-name="P41"><text:soft-page-break/><text:span text:style-name="T29"><text:tab/></text:span><text:span text:style-name="T18">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18">http://meta.microbesonline.org/fasttree/</text:span></text:a><text:span text:style-name="T18"> </text:span></text:p>
      <text:p text:style-name="P41"><text:span text:style-name="T18"/></text:p>
      <text:p text:style-name="P41"><text:span text:style-name="T18"><text:tab/></text:span><text:span text:style-name="T21">Example:</text:span><text:span text:style-name="T33"><text:tab/></text:span><text:span text:style-name="T31">raxmlHPC -f F -m GTRCAT -p 12345 -s alg -n TEST</text:span></text:p>
      <text:p text:style-name="P41"><text:span text:style-name="T29"/></text:p>
      <text:p text:style-name="P41"><text:span text:style-name="T29">-f g<text:tab/>compute per site log Likelihoods for one ore more trees passed via -z and <text:tab/>write them to a file in treepuzzle format that can be read by CONSEL</text:span></text:p>
      <text:p text:style-name="P41"><text:span text:style-name="T29"><text:s text:c="6"/></text:span><text:span text:style-name="T5">The model parameters will be estimated on the first tree only!</text:span></text:p>
      <text:p text:style-name="P41"><text:span text:style-name="T29"/></text:p>
      <text:p text:style-name="P41"><text:span text:style-name="T29"><text:tab/></text:span><text:span text:style-name="T21">Example:</text:span><text:span text:style-name="T34"><text:tab/></text:span><text:span text:style-name="T31">raxmlHPC -f g -s alg -m GTRGAMMA -z trees -n TEST</text:span></text:p>
      <text:p text:style-name="P41"><text:span text:style-name="T29"/></text:p>
      <text:p text:style-name="P41"><text:span text:style-name="T29">-f G<text:tab/>compute per site log Likelihoods for one ore more trees passed via -z and <text:tab/>write them to a file in treepuzzle format that can be read by CONSEL.</text:span></text:p>
      <text:p text:style-name="P41"><text:span text:style-name="T29"><text:s text:c="6"/></text:span><text:span text:style-name="T5">The model parameters will be re-estimated for each tree!</text:span></text:p>
      <text:p text:style-name="P41"><text:span text:style-name="T5"/></text:p>
      <text:p text:style-name="P41"><text:span text:style-name="T5"><text:tab/></text:span><text:span text:style-name="T21">Example:</text:span><text:span text:style-name="T34"><text:tab/></text:span><text:span text:style-name="T2">raxmlHPC -f G -s alg -m GTRGAMMA -z trees -n TEST</text:span><text:span text:style-name="T29"></text:span></text:p>
      <text:p text:style-name="P41"><text:span text:style-name="T29"/></text:p>
      <text:p text:style-name="P41"><text:span text:style-name="T29">-f h<text:tab/>compute log likelihood test (SH-test) between best tree passed via -t and a <text:tab/>bunch of other trees passed via -z</text:span></text:p>
      <text:p text:style-name="P41"><text:span text:style-name="T29"><text:s text:c="6"/></text:span><text:span text:style-name="T5">The model parameters will be estimated on the first tree only!</text:span></text:p>
      <text:p text:style-name="P41"><text:span text:style-name="T29"/></text:p>
      <text:p text:style-name="P41"><text:span text:style-name="T29"><text:tab/></text:span><text:span text:style-name="T21">Example:</text:span><text:span text:style-name="T34"><text:tab/></text:span><text:span text:style-name="T31">raxmlHPC -f h -t ref -z trees -s alg -m GTRGAMMA -n TEST</text:span></text:p>
      <text:p text:style-name="P41"><text:span text:style-name="T29"/></text:p>
      <text:p text:style-name="P41"><text:span text:style-name="T29">-f H<text:tab/>compute log likelihood test (SH-test) between best tree passed via -t and a <text:tab/>bunch of other trees passed via -z</text:span></text:p>
      <text:p text:style-name="P41"><text:span text:style-name="T29"><text:s text:c="5"/><text:tab/>The model parameters will be re-estimated for each tree!</text:span></text:p>
      <text:p text:style-name="P41"><text:span text:style-name="T29"/></text:p>
      <text:p text:style-name="P41"><text:span text:style-name="T21"><text:tab/>Example:</text:span><text:span text:style-name="T34"><text:tab/></text:span><text:span text:style-name="T31">raxmlHPC -f H -t ref -z trees -s alg -m GTRGAMMA -n TEST</text:span></text:p>
      <text:p text:style-name="P41"><text:span text:style-name="T29"/></text:p>
      <text:p text:style-name="P41"><text:span text:style-name="T29">-f i<text:tab/>calculate IC and TC scores (Salichos and Rokas 2013 <text:tab/></text:span><text:a xlink:type="simple" xlink:href="http://www.nature.com/nature/journal/v497/n7449/full/nature12130.html"><text:span text:style-name="T18">http://www.nature.com/nature/journal/v497/n7449/full/nature12130.html</text:span></text:a><text:span text:style-name="T29">) on a reference <text:tab/>tree provided with -t based on multiple trees (e.g., from a bootstrap) in <text:tab/>a file specifed by -z</text:span></text:p>
      <text:p text:style-name="P41"><text:span text:style-name="T29"/></text:p>
      <text:p text:style-name="P41"><text:span text:style-name="T29"><text:tab/></text:span><text:span text:style-name="T20">Example:</text:span><text:span text:style-name="T29"><text:tab/>raxmlHPC -f i -m GTRCAT -t referenceTree -z bootstrapTrees -n <text:tab/><text:tab/><text:tab/><text:tab/>TEST</text:span></text:p>
      <text:p text:style-name="P41"><text:span text:style-name="T29"/></text:p>
      <text:p text:style-name="P41"><text:span text:style-name="T29">-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span></text:p>
      <text:p text:style-name="P41"><text:span text:style-name="T29"/></text:p>
      <text:p text:style-name="P41"><text:span text:style-name="T20"><text:tab/>Example:</text:span><text:span text:style-name="T29"><text:tab/>raxmlHPC -f I -m GTRCAT -t unrootedTree -n TEST</text:span></text:p>
      <text:p text:style-name="P41"><text:span text:style-name="T29"/></text:p>
      <text:p text:style-name="P41"><text:span text:style-name="T29">-f j<text:tab/>generate a bunch of bootstrapped alignment files from an original alignemnt <text:tab/><text:tab/>file.<text:tab/>You need to specify a seed with -b and the number of replicates with -#</text:span></text:p>
      <text:p text:style-name="P41"><text:span text:style-name="T29"><text:tab/></text:span></text:p>
      <text:p text:style-name="P41"><text:span text:style-name="T35"><text:tab/></text:span><text:span text:style-name="T21">Example:</text:span><text:span text:style-name="T33"><text:tab/></text:span><text:span text:style-name="T31">raxmlHPC -f j -b 12345 -# 100 -s alg -m GTRCAT -n TEST</text:span></text:p>
      <text:p text:style-name="P41"><text:span text:style-name="T31"/></text:p>
      <text:p text:style-name="P41"><text:span text:style-name="T31"><text:tab/></text:span><text:span text:style-name="T23">Warning:<text:tab/></text:span><text:span text:style-name="T2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26"> because RAxML re-samples <text:tab/><text:tab/><text:tab/><text:tab/>sites on a per-partition basis!</text:span></text:p>
      <text:p text:style-name="P41"><text:span text:style-name="T29"><text:tab/></text:span></text:p>
      <text:p text:style-name="P41"><text:span text:style-name="T29"><text:tab/></text:span></text:p>
      <text:p text:style-name="P41"><text:soft-page-break/><text:span text:style-name="T29"><text:s/></text:span></text:p>
      <text:p text:style-name="P41"><text:span text:style-name="T29">-f J<text:tab/>Compute SH-like support values on a given tree passed via -t.</text:span></text:p>
      <text:p text:style-name="P41"><text:span text:style-name="T29"/></text:p>
      <text:p text:style-name="P41"><text:span text:style-name="T29"><text:tab/></text:span><text:span text:style-name="T18">This option will compute sh-like support values as described here <text:tab/></text:span><text:a xlink:type="simple" xlink:href="http://www.ncbi.nlm.nih.gov/pubmed/20525638"><text:span text:style-name="T18">http://www.ncbi.nlm.nih.gov/pubmed/20525638</text:span></text:a><text:span text:style-name="T18"> on a given tree. The input tree is typically <text:tab/>the best-known ML tree found by a RAxML analysis</text:span></text:p>
      <text:p text:style-name="P41"><text:span text:style-name="T29"></text:span></text:p>
      <text:p text:style-name="P41"><text:span text:style-name="T29"><text:s text:c="14"/>"-f m": compare bipartitions between two bunches of trees passed via "-t" and "-z" </text:span></text:p>
      <text:p text:style-name="P41"><text:span text:style-name="T29"><text:s text:c="22"/>respectively. This will return the Pearson correlation between all bipartitions found</text:span></text:p>
      <text:p text:style-name="P41"><text:span text:style-name="T29"><text:s text:c="22"/>in the two tree files. A file called RAxML_bipartitionFrequencies.outpuFileName</text:span></text:p>
      <text:p text:style-name="P41"><text:span text:style-name="T29"><text:s text:c="22"/>will be printed that contains the pair-wise bipartition frequencies of the two sets</text:span></text:p>
      <text:p text:style-name="P41"><text:span text:style-name="T29"><text:s text:c="14"/>"-f n": compute the log likelihood score of all trees contained in a tree file provided by</text:span></text:p>
      <text:p text:style-name="P41"><text:span text:style-name="T29"><text:s text:c="22"/>"-z" under GAMMA or GAMMA+P-Invar</text:span></text:p>
      <text:p text:style-name="P41"><text:span text:style-name="T29"><text:s text:c="22"/>The model parameters will be estimated on the first tree only!</text:span></text:p>
      <text:p text:style-name="P41"><text:span text:style-name="T29"><text:s text:c="14"/>"-f N": compute the log likelihood score of all trees contained in a tree file provided by</text:span></text:p>
      <text:p text:style-name="P41"><text:span text:style-name="T29"><text:s text:c="22"/>"-z" under GAMMA or GAMMA+P-Invar</text:span></text:p>
      <text:p text:style-name="P41"><text:span text:style-name="T29"><text:s text:c="22"/>The model parameters will be re-estimated for each tree</text:span></text:p>
      <text:p text:style-name="P41"><text:span text:style-name="T29"><text:s text:c="14"/>"-f o": old and slower rapid hill-climbing without heuristic cutoff</text:span></text:p>
      <text:p text:style-name="P41"><text:span text:style-name="T29"><text:s text:c="14"/>"-f p": perform pure stepwise MP addition of new sequences to an incomplete starting tree and exit</text:span></text:p>
      <text:p text:style-name="P41"><text:span text:style-name="T29"><text:s text:c="14"/>"-f q": fast quartet calculator</text:span></text:p>
      <text:p text:style-name="P41"><text:span text:style-name="T29"><text:s text:c="14"/>"-f r": compute pairwise Robinson-Foulds (RF) distances between all pairs of trees in a tree file passed via "-z" </text:span></text:p>
      <text:p text:style-name="P41"><text:span text:style-name="T29"><text:s text:c="22"/>if the trees have node labales represented as integer support values the program will also compute two flavors of</text:span></text:p>
      <text:p text:style-name="P41"><text:span text:style-name="T29"><text:s text:c="22"/>the weighted Robinson-Foulds (WRF) distance</text:span></text:p>
      <text:p text:style-name="P41"><text:span text:style-name="T29"><text:s text:c="14"/>"-f R": compute all pairwise Robinson-Foulds (RF) distances between a large reference tree <text:s/>passed via "-t" </text:span></text:p>
      <text:p text:style-name="P41"><text:span text:style-name="T29"><text:s text:c="22"/>and many smaller trees (that must have a subset of the taxa of the large tree) passed via "-z".</text:span></text:p>
      <text:p text:style-name="P41"><text:span text:style-name="T29"><text:s text:c="22"/>This option is intended for checking the plausibility of very large phylogenies that can not be inspected</text:span></text:p>
      <text:p text:style-name="P41"><text:span text:style-name="T29"><text:s text:c="22"/>visually any more.</text:span></text:p>
      <text:p text:style-name="P41"><text:span text:style-name="T29"><text:s text:c="14"/>"-f s": split up a multi-gene partitioned alignment into the respective subalignments </text:span></text:p>
      <text:p text:style-name="P41"><text:span text:style-name="T29"><text:s text:c="14"/>"-f S": compute site-specific placement bias using a leave one out test inspired by the evolutionary placement algorithm</text:span></text:p>
      <text:p text:style-name="P41"><text:span text:style-name="T29"><text:s text:c="14"/>"-f t": do randomized tree searches on one fixed starting tree</text:span></text:p>
      <text:p text:style-name="P41"><text:span text:style-name="T29"><text:s text:c="14"/>"-f T": do final thorough optimization of ML tree from rapid bootstrap search in stand-alone mode</text:span></text:p>
      <text:p text:style-name="P41"><text:span text:style-name="T29"><text:s text:c="14"/>"-f u": execute morphological weight calibration using maximum likelihood, this will return a weight vector.</text:span></text:p>
      <text:p text:style-name="P41"><text:span text:style-name="T29"><text:s text:c="22"/>you need to provide a morphological alignment and a reference tree via "-t" </text:span></text:p>
      <text:p text:style-name="P41"><text:span text:style-name="T29"><text:s text:c="14"/>"-f v": classify a bunch of environmental sequences into a reference tree using thorough read insertions</text:span></text:p>
      <text:p text:style-name="P41"><text:span text:style-name="T29"><text:s text:c="22"/>you will need to start RAxML with a non-comprehensive reference tree and an alignment containing all sequences (reference + query)</text:span></text:p>
      <text:p text:style-name="P41"><text:span text:style-name="T29"><text:s text:c="14"/>"-f V": classify a bunch of environmental sequences into a reference tree using thorough read insertions</text:span></text:p>
      <text:p text:style-name="P41"><text:span text:style-name="T29"><text:s text:c="22"/>you will need to start RAxML with a non-comprehensive </text:span><text:soft-page-break/><text:span text:style-name="T29">reference tree and an alignment containing all sequences (reference + query)</text:span></text:p>
      <text:p text:style-name="P41"><text:span text:style-name="T29"><text:s text:c="22"/>WARNING: this is a test implementation for more efficient handling of multi-gene/whole-genome datasets!</text:span></text:p>
      <text:p text:style-name="P41"><text:span text:style-name="T29"><text:s text:c="14"/>"-f w": compute ELW test on a bunch of trees passed via "-z" </text:span></text:p>
      <text:p text:style-name="P41"><text:span text:style-name="T29"><text:s text:c="22"/>The model parameters will be estimated on the first tree only!</text:span></text:p>
      <text:p text:style-name="P41"><text:span text:style-name="T29"><text:s text:c="14"/>"-f W": compute ELW test on a bunch of trees passed via "-z" </text:span></text:p>
      <text:p text:style-name="P41"><text:span text:style-name="T29"><text:s text:c="22"/>The model parameters will be re-estimated for each tree</text:span></text:p>
      <text:p text:style-name="P41"><text:span text:style-name="T29"><text:s text:c="14"/>"-f x": compute pair-wise ML distances, ML model parameters will be estimated on an MP </text:span></text:p>
      <text:p text:style-name="P41"><text:span text:style-name="T29"><text:s text:c="22"/>starting tree or a user-defined tree passed via "-t", only allowed for GAMMA-based</text:span></text:p>
      <text:p text:style-name="P41"><text:span text:style-name="T29"><text:s text:c="22"/>models of rate heterogeneity</text:span></text:p>
      <text:p text:style-name="P41"><text:span text:style-name="T29"><text:s text:c="14"/>"-f y": classify a bunch of environmental sequences into a reference tree using parsimony</text:span></text:p>
      <text:p text:style-name="P41"><text:span text:style-name="T29"><text:s text:c="22"/>you will need to start RAxML with a non-comprehensive reference tree and an alignment containing all sequences (reference + query)</text:span></text:p>
      <text:p text:style-name="P41"><text:span text:style-name="T29"></text:span></text:p>
      <text:p text:style-name="P41"><text:span text:style-name="T29"><text:s text:c="14"/>DEFAULT for "-f": new rapid hill climbing</text:span></text:p>
      <text:p text:style-name="P41"><text:span text:style-name="T29"></text:span></text:p>
      <text:p text:style-name="P41"><text:span text:style-name="T29"></text:span></text:p>
      <text:p text:style-name="P41"><text:span text:style-name="T29"><text:s text:c="6"/>-F <text:s text:c="5"/>enable ML tree searches under CAT model for very large trees without switching to </text:span></text:p>
      <text:p text:style-name="P41"><text:span text:style-name="T29"><text:s text:c="14"/>GAMMA in the end (saves memory).</text:span></text:p>
      <text:p text:style-name="P41"><text:span text:style-name="T29"><text:s text:c="14"/>This option can also be used with the GAMMA models in order to avoid the thorough optimization </text:span></text:p>
      <text:p text:style-name="P41"><text:span text:style-name="T29"><text:s text:c="14"/>of the best-scoring ML tree in the end.</text:span></text:p>
      <text:p text:style-name="P41"><text:span text:style-name="T29"></text:span></text:p>
      <text:p text:style-name="P41"><text:span text:style-name="T29"><text:s text:c="14"/>DEFAULT: OFF</text:span></text:p>
      <text:p text:style-name="P41"><text:span text:style-name="T29"></text:span></text:p>
      <text:p text:style-name="P41"><text:span text:style-name="T29"><text:s text:c="6"/>-g <text:s text:c="5"/>specify the file name of a multifurcating constraint tree</text:span></text:p>
      <text:p text:style-name="P41"><text:span text:style-name="T29"><text:s text:c="14"/>this tree does not need to be comprehensive, i.e. must not contain all taxa</text:span></text:p>
      <text:p text:style-name="P41"><text:span text:style-name="T29"></text:span></text:p>
      <text:p text:style-name="P41"><text:span text:style-name="T29"><text:s text:c="6"/>-G <text:s text:c="5"/>enable the ML-based evolutionary placement algorithm heuristics</text:span></text:p>
      <text:p text:style-name="P41"><text:span text:style-name="T29"><text:s text:c="14"/>by specifiyng a threshold value (fraction of insertion branches to be evaluated</text:span></text:p>
      <text:p text:style-name="P41"><text:span text:style-name="T29"><text:s text:c="14"/>using slow insertions under ML).</text:span></text:p>
      <text:p text:style-name="P41"><text:span text:style-name="T29"></text:span></text:p>
      <text:p text:style-name="P41"><text:span text:style-name="T29"><text:s text:c="6"/>-h <text:s text:c="5"/>Display this help message.</text:span></text:p>
      <text:p text:style-name="P41"><text:span text:style-name="T29"></text:span></text:p>
      <text:p text:style-name="P41"><text:span text:style-name="T29"><text:s text:c="6"/>-H <text:s text:c="5"/>Disable pattern compression.</text:span></text:p>
      <text:p text:style-name="P41"><text:span text:style-name="T29"></text:span></text:p>
      <text:p text:style-name="P41"><text:span text:style-name="T29"><text:s text:c="14"/>DEFAULT: ON</text:span></text:p>
      <text:p text:style-name="P41"><text:span text:style-name="T29"></text:span></text:p>
      <text:p text:style-name="P41"><text:span text:style-name="T29"><text:s text:c="6"/>-i <text:s text:c="5"/>Initial rearrangement setting for the subsequent application of topological </text:span></text:p>
      <text:p text:style-name="P41"><text:span text:style-name="T29"><text:s text:c="14"/>changes phase</text:span></text:p>
      <text:p text:style-name="P41"><text:span text:style-name="T29"></text:span></text:p>
      <text:p text:style-name="P41"><text:span text:style-name="T29"><text:s text:c="6"/>-I <text:s text:c="5"/>a posteriori bootstopping analysis. Use:</text:span></text:p>
      <text:p text:style-name="P41"><text:span text:style-name="T29"><text:s text:c="13"/>"-I autoFC" for the frequency-based criterion</text:span></text:p>
      <text:p text:style-name="P41"><text:span text:style-name="T29"><text:s text:c="13"/>"-I autoMR" for the majority-rule consensus tree criterion</text:span></text:p>
      <text:p text:style-name="P41"><text:span text:style-name="T29"><text:s text:c="13"/>"-I autoMRE" for the extended majority-rule consensus tree criterion</text:span></text:p>
      <text:p text:style-name="P41"><text:span text:style-name="T29"><text:s text:c="13"/>"-I autoMRE_IGN" for metrics similar to MRE, but include bipartitions under the threshold whether they are compatible</text:span></text:p>
      <text:p text:style-name="P41"><text:span text:style-name="T29"><text:s text:c="30"/>or not. This emulates MRE but is faster to compute.</text:span></text:p>
      <text:p text:style-name="P41"><text:span text:style-name="T29"><text:s text:c="14"/>You also need to pass a tree file containg several bootstrap replicates via "-z" </text:span></text:p>
      <text:p text:style-name="P41"><text:soft-page-break/><text:span text:style-name="T29"></text:span></text:p>
      <text:p text:style-name="P41"><text:span text:style-name="T29"><text:s text:c="6"/>-j <text:s text:c="5"/>Specifies that intermediate tree files shall be written to file during the standard ML and BS tree searches.</text:span></text:p>
      <text:p text:style-name="P41"><text:span text:style-name="T29"></text:span></text:p>
      <text:p text:style-name="P41"><text:span text:style-name="T29"><text:s text:c="14"/>DEFAULT: OFF</text:span></text:p>
      <text:p text:style-name="P41"><text:span text:style-name="T29"></text:span></text:p>
      <text:p text:style-name="P41"><text:span text:style-name="T29"><text:s text:c="6"/>-J <text:s text:c="5"/>Compute majority rule consensus tree with "-J MR" or extended majority rule consensus tree with "-J MRE"</text:span></text:p>
      <text:p text:style-name="P41"><text:span text:style-name="T29"><text:s text:c="14"/>or strict consensus tree with "-J STRICT". For a custom consensus treshold &gt;= 50%, specify T_&lt;NUM&gt;, where 100 &gt;= NUM &gt;= 50.</text:span></text:p>
      <text:p text:style-name="P41"><text:span text:style-name="T29"><text:s text:c="14"/>Options "-J STRICT_DROP" and "-J MR_DROP" will execute an algorithm that identifies dropsets which contain</text:span></text:p>
      <text:p text:style-name="P41"><text:span text:style-name="T29"><text:s text:c="14"/>rogue taxa as proposed by Pattengale et al. in the paper "Uncovering hidden phylogenetic consensus".</text:span></text:p>
      <text:p text:style-name="P41"><text:span text:style-name="T29"><text:s text:c="14"/>You will also need to provide a tree file containing several UNROOTED trees via "-z"</text:span></text:p>
      <text:p text:style-name="P41"><text:span text:style-name="T29"></text:span></text:p>
      <text:p text:style-name="P41"><text:span text:style-name="T29"><text:s text:c="6"/>-k <text:s text:c="5"/>Specifies that bootstrapped trees should be printed with branch lengths.</text:span></text:p>
      <text:p text:style-name="P41"><text:span text:style-name="T29"><text:s text:c="14"/>The bootstraps will run a bit longer, because model parameters will be optimized</text:span></text:p>
      <text:p text:style-name="P41"><text:span text:style-name="T29"><text:s text:c="14"/>at the end of each run under GAMMA or GAMMA+P-Invar respectively.</text:span></text:p>
      <text:p text:style-name="P41"><text:span text:style-name="T29"></text:span></text:p>
      <text:p text:style-name="P41"><text:span text:style-name="T29"><text:s text:c="14"/>DEFAULT: OFF</text:span></text:p>
      <text:p text:style-name="P41"><text:span text:style-name="T29"></text:span></text:p>
      <text:p text:style-name="P41"><text:span text:style-name="T29"><text:s text:c="6"/>-K <text:s text:c="5"/>Specify one of the multi-state substitution models (max 32 states) implemented in RAxML.</text:span></text:p>
      <text:p text:style-name="P41"><text:span text:style-name="T29"><text:s text:c="14"/>Available models are: ORDERED, MK, GTR</text:span></text:p>
      <text:p text:style-name="P41"><text:span text:style-name="T29"></text:span></text:p>
      <text:p text:style-name="P41"><text:span text:style-name="T29"><text:s text:c="14"/>DEFAULT: GTR model </text:span></text:p>
      <text:p text:style-name="P41"><text:span text:style-name="T29"></text:span></text:p>
      <text:p text:style-name="P41"><text:span text:style-name="T29"><text:s text:c="6"/>-L <text:s text:c="4"/>Compute consensus trees labelled by IC supports and the overall TC value as proposed in Salichos and Rokas 2013.</text:span></text:p>
      <text:p text:style-name="P41"><text:span text:style-name="T29"><text:s text:c="13"/>Compute a majority rule consensus tree with "-L MR" or an extended majority rule consensus tree with "-L MRE".</text:span></text:p>
      <text:p text:style-name="P41"><text:span text:style-name="T29"><text:s text:c="13"/>For a custom consensus treshold &gt;= 50%, specify "-L T_&lt;NUM&gt;", where 100 &gt;= NUM &gt;= 50.</text:span></text:p>
      <text:p text:style-name="P41"><text:span text:style-name="T29"><text:s text:c="13"/>You will of course also need to provide a tree file containing several UNROOTED trees via "-z"!</text:span></text:p>
      <text:p text:style-name="P41"><text:span text:style-name="T29"></text:span></text:p>
      <text:p text:style-name="P41"><text:span text:style-name="T29"><text:s text:c="6"/>-m <text:s text:c="5"/>Model of Binary (Morphological), Nucleotide, Multi-State, or Amino Acid Substitution: </text:span></text:p>
      <text:p text:style-name="P41"><text:span text:style-name="T29"></text:span></text:p>
      <text:p text:style-name="P41"><text:span text:style-name="T29"><text:s text:c="14"/>BINARY:</text:span></text:p>
      <text:p text:style-name="P41"><text:span text:style-name="T29"></text:span></text:p>
      <text:p text:style-name="P41"><text:span text:style-name="T29"><text:s text:c="16"/>"-m BINCAT[X]" <text:s text:c="6"/>: Optimization of site-specific</text:span></text:p>
      <text:p text:style-name="P41"><text:span text:style-name="T29"><text:s text:c="39"/>evolutionary rates which are categorized into numberOfCategories distinct </text:span></text:p>
      <text:p text:style-name="P41"><text:span text:style-name="T29"><text:s text:c="39"/>rate categories for greater computational efficiency. Final tree might be evaluated</text:span></text:p>
      <text:p text:style-name="P41"><text:span text:style-name="T29"><text:s text:c="39"/>automatically under BINGAMMA, depending on the tree search option.</text:span></text:p>
      <text:p text:style-name="P41"><text:span text:style-name="T29"><text:s text:c="39"/>With the optional "X" appendix you can specify a ML estimate of base frequencies.</text:span></text:p>
      <text:p text:style-name="P41"><text:span text:style-name="T29"><text:s text:c="16"/>"-m BINCATI[X]" <text:s text:c="5"/>: Optimization of site-specific</text:span></text:p>
      <text:p text:style-name="P41"><text:span text:style-name="T29"><text:s text:c="39"/>evolutionary rates which are categorized into numberOfCategories distinct </text:span></text:p>
      <text:p text:style-name="P41"><text:span text:style-name="T29"><text:s text:c="39"/>rate categories for greater computational </text:span><text:soft-page-break/><text:span text:style-name="T29">efficiency. Final tree might be evaluated</text:span></text:p>
      <text:p text:style-name="P41"><text:span text:style-name="T29"><text:s text:c="39"/>automatically under BINGAMMAI, depending on the tree search option.</text:span></text:p>
      <text:p text:style-name="P41"><text:span text:style-name="T29"><text:s text:c="39"/>With the optional "X" appendix you can specify a ML estimate of base frequencies.</text:span></text:p>
      <text:p text:style-name="P41"><text:span text:style-name="T29"><text:s text:c="16"/>"-m ASC_BINCAT[X]" <text:s text:c="2"/>: Optimization of site-specific</text:span></text:p>
      <text:p text:style-name="P41"><text:span text:style-name="T29"><text:s text:c="39"/>evolutionary rates which are categorized into numberOfCategories distinct </text:span></text:p>
      <text:p text:style-name="P41"><text:span text:style-name="T29"><text:s text:c="39"/>rate categories for greater computational efficiency. Final tree might be evaluated</text:span></text:p>
      <text:p text:style-name="P41"><text:span text:style-name="T29"><text:s text:c="39"/>automatically under BINGAMMA, depending on the tree search option.</text:span></text:p>
      <text:p text:style-name="P41"><text:span text:style-name="T29"><text:s text:c="39"/>With the optional "X" appendix you can specify a ML estimate of base frequencies.</text:span></text:p>
      <text:p text:style-name="P41"><text:span text:style-name="T29"><text:s text:c="39"/>The ASC prefix willl correct the likelihood for ascertainment bias.</text:span></text:p>
      <text:p text:style-name="P41"><text:span text:style-name="T29"><text:s text:c="16"/>"-m BINGAMMA[X]" <text:s text:c="4"/>: GAMMA model of rate heterogeneity (alpha parameter will be estimated).</text:span></text:p>
      <text:p text:style-name="P41"><text:span text:style-name="T29"><text:s text:c="39"/>With the optional "X" appendix you can specify a ML estimate of base frequencies.</text:span></text:p>
      <text:p text:style-name="P41"><text:span text:style-name="T29"><text:s text:c="16"/>"-m ASC_BINGAMMA[X]" : GAMMA model of rate heterogeneity (alpha parameter will be estimated).</text:span></text:p>
      <text:p text:style-name="P41"><text:span text:style-name="T29"><text:s text:c="39"/>The ASC prefix willl correct the likelihood for ascertainment bias.</text:span></text:p>
      <text:p text:style-name="P41"><text:span text:style-name="T29"><text:s text:c="39"/>With the optional "X" appendix you can specify a ML estimate of base frequencies.</text:span></text:p>
      <text:p text:style-name="P41"><text:span text:style-name="T29"><text:s text:c="16"/>"-m BINGAMMAI[X]" <text:s text:c="3"/>: Same as BINGAMMA, but with estimate of proportion of invariable sites.</text:span></text:p>
      <text:p text:style-name="P41"><text:span text:style-name="T29"><text:s text:c="39"/>With the optional "X" appendix you can specify a ML estimate of base frequencies.</text:span></text:p>
      <text:p text:style-name="P41"><text:span text:style-name="T29"></text:span></text:p>
      <text:p text:style-name="P41"><text:span text:style-name="T29"><text:s text:c="14"/>NUCLEOTIDES:</text:span></text:p>
      <text:p text:style-name="P41"><text:span text:style-name="T29"></text:span></text:p>
      <text:p text:style-name="P41"><text:span text:style-name="T29"><text:s text:c="16"/>"-m GTRCAT[X]" <text:s text:c="6"/>: GTR + Optimization of substitution rates + Optimization of site-specific</text:span></text:p>
      <text:p text:style-name="P41"><text:span text:style-name="T29"><text:s text:c="39"/>evolutionary rates which are categorized into numberOfCategories distinct </text:span></text:p>
      <text:p text:style-name="P41"><text:span text:style-name="T29"><text:s text:c="39"/>rate categories for greater computational efficiency. <text:s/>Final tree might be evaluated</text:span></text:p>
      <text:p text:style-name="P41"><text:span text:style-name="T29"><text:s text:c="39"/>under GTRGAMMA, depending on the tree search option.</text:span></text:p>
      <text:p text:style-name="P41"><text:span text:style-name="T29"><text:s text:c="39"/>With the optional "X" appendix you can specify a ML estimate of base frequencies.</text:span></text:p>
      <text:p text:style-name="P41"><text:span text:style-name="T29"><text:s text:c="16"/>"-m GTRCATI[X]" <text:s text:c="5"/>: GTR + Optimization of substitution rates + Optimization of site-specific</text:span></text:p>
      <text:p text:style-name="P41"><text:span text:style-name="T29"><text:s text:c="39"/>evolutionary rates which are categorized into numberOfCategories distinct </text:span></text:p>
      <text:p text:style-name="P41"><text:span text:style-name="T29"><text:s text:c="39"/>rate categories for greater computational efficiency. <text:s/>Final tree might be evaluated</text:span></text:p>
      <text:p text:style-name="P41"><text:span text:style-name="T29"><text:s text:c="39"/>under GTRGAMMAI, depending on the tree search option.</text:span></text:p>
      <text:p text:style-name="P41"><text:span text:style-name="T29"><text:s text:c="39"/>With the optional "X" appendix you can specify a ML estimate of base frequencies.</text:span></text:p>
      <text:p text:style-name="P41"><text:span text:style-name="T29"><text:s text:c="16"/>"-m ASC_GTRCAT[X]" <text:s text:c="2"/>: GTR + Optimization of substitution rates + Optimization of site-specific</text:span></text:p>
      <text:p text:style-name="P41"><text:span text:style-name="T29"><text:s text:c="39"/>evolutionary rates which are categorized into numberOfCategories distinct </text:span></text:p>
      <text:p text:style-name="P41"><text:span text:style-name="T29"><text:s text:c="39"/>rate categories for greater computational </text:span><text:soft-page-break/><text:span text:style-name="T29">efficiency. <text:s/>Final tree might be evaluated</text:span></text:p>
      <text:p text:style-name="P41"><text:span text:style-name="T29"><text:s text:c="39"/>under GTRGAMMA, depending on the tree search option.</text:span></text:p>
      <text:p text:style-name="P41"><text:span text:style-name="T29"><text:s text:c="39"/>With the optional "X" appendix you can specify a ML estimate of base frequencies.</text:span></text:p>
      <text:p text:style-name="P41"><text:span text:style-name="T29"><text:s text:c="39"/>The ASC prefix willl correct the likelihood for ascertainment bias.</text:span></text:p>
      <text:p text:style-name="P41"><text:span text:style-name="T29"><text:s text:c="16"/>"-m GTRGAMMA[X]" <text:s text:c="4"/>: GTR + Optimization of substitution rates + GAMMA model of rate </text:span></text:p>
      <text:p text:style-name="P41"><text:span text:style-name="T29"><text:s text:c="39"/>heterogeneity (alpha parameter will be estimated).</text:span></text:p>
      <text:p text:style-name="P41"><text:span text:style-name="T29"><text:s text:c="39"/>With the optional "X" appendix you can specify a ML estimate of base frequencies.</text:span></text:p>
      <text:p text:style-name="P41"><text:span text:style-name="T29"><text:s text:c="16"/>"-m ASC_GTRGAMMA[X]" : GTR + Optimization of substitution rates + GAMMA model of rate </text:span></text:p>
      <text:p text:style-name="P41"><text:span text:style-name="T29"><text:s text:c="39"/>heterogeneity (alpha parameter will be estimated).</text:span></text:p>
      <text:p text:style-name="P41"><text:span text:style-name="T29"><text:s text:c="39"/>The ASC prefix willl correct the likelihood for ascertainment bias.</text:span></text:p>
      <text:p text:style-name="P41"><text:span text:style-name="T29"><text:s text:c="39"/>With the optional "X" appendix you can specify a ML estimate of base frequencies.</text:span></text:p>
      <text:p text:style-name="P41"><text:span text:style-name="T29"><text:s text:c="16"/>"-m GTRGAMMAI[X]" <text:s text:c="3"/>: Same as GTRGAMMA, but with estimate of proportion of invariable sites.</text:span></text:p>
      <text:p text:style-name="P41"><text:span text:style-name="T29"><text:s text:c="39"/>With the optional "X" appendix you can specify a ML estimate of base frequencies.</text:span></text:p>
      <text:p text:style-name="P41"><text:span text:style-name="T29"></text:span></text:p>
      <text:p text:style-name="P41"><text:span text:style-name="T29"><text:s text:c="14"/>MULTI-STATE:</text:span></text:p>
      <text:p text:style-name="P41"><text:span text:style-name="T29"></text:span></text:p>
      <text:p text:style-name="P41"><text:span text:style-name="T29"><text:s text:c="16"/>"-m MULTICAT[X]" <text:s text:c="6"/>: Optimization of site-specific</text:span></text:p>
      <text:p text:style-name="P41"><text:span text:style-name="T29"><text:s text:c="41"/>evolutionary rates which are categorized into numberOfCategories distinct </text:span></text:p>
      <text:p text:style-name="P41"><text:span text:style-name="T29"><text:s text:c="41"/>rate categories for greater computational efficiency. Final tree might be evaluated</text:span></text:p>
      <text:p text:style-name="P41"><text:span text:style-name="T29"><text:s text:c="41"/>automatically under MULTIGAMMA, depending on the tree search option.</text:span></text:p>
      <text:p text:style-name="P41"><text:span text:style-name="T29"><text:s text:c="41"/>With the optional "X" appendix you can specify a ML estimate of base frequencies.</text:span></text:p>
      <text:p text:style-name="P41"><text:span text:style-name="T29"><text:s text:c="16"/>"-m MULTICATI[X]" <text:s text:c="5"/>: Optimization of site-specific</text:span></text:p>
      <text:p text:style-name="P41"><text:span text:style-name="T29"><text:s text:c="41"/>evolutionary rates which are categorized into numberOfCategories distinct </text:span></text:p>
      <text:p text:style-name="P41"><text:span text:style-name="T29"><text:s text:c="41"/>rate categories for greater computational efficiency. Final tree might be evaluated</text:span></text:p>
      <text:p text:style-name="P41"><text:span text:style-name="T29"><text:s text:c="41"/>automatically under MULTIGAMMAI, depending on the tree search option.</text:span></text:p>
      <text:p text:style-name="P41"><text:span text:style-name="T29"><text:s text:c="41"/>With the optional "X" appendix you can specify a ML estimate of base frequencies.</text:span></text:p>
      <text:p text:style-name="P41"><text:span text:style-name="T29"><text:s text:c="16"/>"-m ASC_MULTICAT[X]" <text:s text:c="2"/>: Optimization of site-specific</text:span></text:p>
      <text:p text:style-name="P41"><text:span text:style-name="T29"><text:s text:c="41"/>evolutionary rates which are categorized into numberOfCategories distinct </text:span></text:p>
      <text:p text:style-name="P41"><text:span text:style-name="T29"><text:s text:c="41"/>rate categories for greater computational efficiency. Final tree might be evaluated</text:span></text:p>
      <text:p text:style-name="P41"><text:span text:style-name="T29"><text:s text:c="41"/>automatically under MULTIGAMMA, depending on the tree search option.</text:span></text:p>
      <text:p text:style-name="P41"><text:span text:style-name="T29"><text:s text:c="41"/>With the optional "X" appendix you can specify a ML estimate of base frequencies.</text:span></text:p>
      <text:p text:style-name="P41"><text:span text:style-name="T29"><text:s text:c="41"/>The ASC prefix willl correct the likelihood for ascertainment bias.</text:span></text:p>
      <text:p text:style-name="P41"><text:span text:style-name="T29"><text:s text:c="16"/>"-m MULTIGAMMA[X]" <text:s text:c="4"/>: GAMMA model of rate heterogeneity (alpha </text:span><text:soft-page-break/><text:span text:style-name="T29">parameter will be estimated).</text:span></text:p>
      <text:p text:style-name="P41"><text:span text:style-name="T29"><text:s text:c="41"/>With the optional "X" appendix you can specify a ML estimate of base frequencies.</text:span></text:p>
      <text:p text:style-name="P41"><text:span text:style-name="T29"><text:s text:c="16"/>"-m ASC_MULTIGAMMA[X]" : GAMMA model of rate heterogeneity (alpha parameter will be estimated).</text:span></text:p>
      <text:p text:style-name="P41"><text:span text:style-name="T29"><text:s text:c="41"/>The ASC prefix willl correct the likelihood for ascertainment bias.</text:span></text:p>
      <text:p text:style-name="P41"><text:span text:style-name="T29"><text:s text:c="41"/>With the optional "X" appendix you can specify a ML estimate of base frequencies.</text:span></text:p>
      <text:p text:style-name="P41"><text:span text:style-name="T29"><text:s text:c="16"/>"-m MULTIGAMMAI[X]" <text:s text:c="3"/>: Same as MULTIGAMMA, but with estimate of proportion of invariable sites.</text:span></text:p>
      <text:p text:style-name="P41"><text:span text:style-name="T29"><text:s text:c="41"/>With the optional "X" appendix you can specify a ML estimate of base frequencies.</text:span></text:p>
      <text:p text:style-name="P41"><text:span text:style-name="T29"></text:span></text:p>
      <text:p text:style-name="P41"><text:span text:style-name="T29"><text:s text:c="16"/>You can use up to 32 distinct character states to encode multi-state regions, they must be used in the following order:</text:span></text:p>
      <text:p text:style-name="P41"><text:span text:style-name="T29"><text:s text:c="16"/>0, 1, 2, 3, 4, 5, 6, 7, 8, 9, A, B, C, D, E, F, G, H, I, J, K, L, M, N, O, P, Q, R, S, T, U, V</text:span></text:p>
      <text:p text:style-name="P41"><text:span text:style-name="T29"><text:s text:c="16"/>i.e., if you have 6 distinct character states you would use 0, 1, 2, 3, 4, 5 to encode these.</text:span></text:p>
      <text:p text:style-name="P41"><text:span text:style-name="T29"><text:s text:c="16"/>The substitution model for the multi-state regions can be selected via the "-K" option</text:span></text:p>
      <text:p text:style-name="P41"><text:span text:style-name="T29"></text:span></text:p>
      <text:p text:style-name="P41"><text:span text:style-name="T29"><text:s text:c="14"/>AMINO ACIDS:</text:span></text:p>
      <text:p text:style-name="P41"><text:span text:style-name="T29"></text:span></text:p>
      <text:p text:style-name="P41"><text:span text:style-name="T29"><text:s text:c="16"/>"-m PROTCATmatrixName[F|X]" <text:s text:c="6"/>: specified AA matrix + Optimization of substitution rates + Optimization of site-specific</text:span></text:p>
      <text:p text:style-name="P41"><text:span text:style-name="T29"><text:s text:c="52"/>evolutionary rates which are categorized into numberOfCategories distinct </text:span></text:p>
      <text:p text:style-name="P41"><text:span text:style-name="T29"><text:s text:c="52"/>rate categories for greater computational efficiency. <text:s text:c="2"/>Final tree might be evaluated</text:span></text:p>
      <text:p text:style-name="P41"><text:span text:style-name="T29"><text:s text:c="52"/>automatically under PROTGAMMAmatrixName[F|X], depending on the tree search option.</text:span></text:p>
      <text:p text:style-name="P41"><text:span text:style-name="T29"><text:s text:c="52"/>With the optional "X" appendix you can specify a ML estimate of base frequencies.</text:span></text:p>
      <text:p text:style-name="P41"><text:span text:style-name="T29"><text:s text:c="16"/>"-m PROTCATImatrixName[F|X]" <text:s text:c="5"/>: specified AA matrix + Optimization of substitution rates + Optimization of site-specific</text:span></text:p>
      <text:p text:style-name="P41"><text:span text:style-name="T29"><text:s text:c="52"/>evolutionary rates which are categorized into numberOfCategories distinct </text:span></text:p>
      <text:p text:style-name="P41"><text:span text:style-name="T29"><text:s text:c="52"/>rate categories for greater computational efficiency. <text:s text:c="2"/>Final tree might be evaluated</text:span></text:p>
      <text:p text:style-name="P41"><text:span text:style-name="T29"><text:s text:c="52"/>automatically under PROTGAMMAImatrixName[F|X], depending on the tree search option.</text:span></text:p>
      <text:p text:style-name="P41"><text:span text:style-name="T29"><text:s text:c="52"/>With the optional "X" appendix you can specify a ML estimate of base frequencies.</text:span></text:p>
      <text:p text:style-name="P41"><text:span text:style-name="T29"><text:s text:c="16"/>"-m ASC_PROTCATmatrixName[F|X]" <text:s text:c="2"/>: specified AA matrix + Optimization of substitution rates + Optimization of site-specific</text:span></text:p>
      <text:p text:style-name="P41"><text:span text:style-name="T29"><text:s text:c="52"/>evolutionary rates which are categorized into numberOfCategories distinct </text:span></text:p>
      <text:p text:style-name="P41"><text:span text:style-name="T29"><text:s text:c="52"/>rate categories for greater computational efficiency. <text:s text:c="2"/>Final tree might be evaluated</text:span></text:p>
      <text:p text:style-name="P41"><text:span text:style-name="T29"><text:s text:c="52"/>automatically under PROTGAMMAmatrixName[F|X], depending on the tree search option.</text:span></text:p>
      <text:p text:style-name="P41"><text:span text:style-name="T29"><text:s text:c="52"/>With the optional "X" appendix you can specify a ML estimate of base frequencies.</text:span></text:p>
      <text:p text:style-name="P41"><text:span text:style-name="T29"><text:s text:c="52"/>The ASC prefix willl correct the likelihood for ascertainment bias.</text:span></text:p>
      <text:p text:style-name="P41"><text:span text:style-name="T29"><text:s text:c="16"/>"-m PROTGAMMAmatrixName[F|X]" <text:s text:c="4"/>: specified AA matrix + </text:span><text:soft-page-break/><text:span text:style-name="T29">Optimization of substitution rates + GAMMA model of rate </text:span></text:p>
      <text:p text:style-name="P41"><text:span text:style-name="T29"><text:s text:c="52"/>heterogeneity (alpha parameter will be estimated).</text:span></text:p>
      <text:p text:style-name="P41"><text:span text:style-name="T29"><text:s text:c="52"/>With the optional "X" appendix you can specify a ML estimate of base frequencies.</text:span></text:p>
      <text:p text:style-name="P41"><text:span text:style-name="T29"><text:s text:c="16"/>"-m ASC_PROTGAMMAmatrixName[F|X]" : specified AA matrix + Optimization of substitution rates + GAMMA model of rate </text:span></text:p>
      <text:p text:style-name="P41"><text:span text:style-name="T29"><text:s text:c="52"/>heterogeneity (alpha parameter will be estimated).</text:span></text:p>
      <text:p text:style-name="P41"><text:span text:style-name="T29"><text:s text:c="52"/>The ASC prefix willl correct the likelihood for ascertainment bias.</text:span></text:p>
      <text:p text:style-name="P41"><text:span text:style-name="T29"><text:s text:c="52"/>With the optional "X" appendix you can specify a ML estimate of base frequencies.</text:span></text:p>
      <text:p text:style-name="P41"><text:span text:style-name="T29"><text:s text:c="16"/>"-m PROTGAMMAImatrixName[F|X]" <text:s text:c="3"/>: Same as PROTGAMMAmatrixName[F|X], but with estimate of proportion of invariable sites.</text:span></text:p>
      <text:p text:style-name="P41"><text:span text:style-name="T29"><text:s text:c="52"/>With the optional "X" appendix you can specify a ML estimate of base frequencies.</text:span></text:p>
      <text:p text:style-name="P41"><text:span text:style-name="T29"></text:span></text:p>
      <text:p text:style-name="P41"><text:span text:style-name="T29"><text:s text:c="16"/>Available AA substitution models:</text:span></text:p>
      <text:p text:style-name="P41"><text:span text:style-name="T29"><text:s text:c="16"/>DAYHOFF, DCMUT, JTT, MTREV, WAG, RTREV, CPREV, VT, </text:span></text:p>
      <text:p text:style-name="P41"><text:span text:style-name="T29"><text:s text:c="16"/>BLOSUM62, MTMAM, LG, MTART, MTZOA, PMB, HIVB, HIVW, </text:span></text:p>
      <text:p text:style-name="P41"><text:span text:style-name="T29"><text:s text:c="16"/>JTTDCMUT, FLU, DUMMY, DUMMY2, AUTO, LG4M, LG4X, PROT_FILE, </text:span></text:p>
      <text:p text:style-name="P41"><text:span text:style-name="T29"><text:s text:c="16"/>GTR_UNLINKED, GTR</text:span></text:p>
      <text:p text:style-name="P41"><text:span text:style-name="T29"><text:s text:c="16"/>With the optional "F" appendix you can specify if you want to use empirical base frequencies</text:span></text:p>
      <text:p text:style-name="P41"><text:span text:style-name="T29"><text:s text:c="16"/>Please note that for mixed models you can in addition specify the per-gene AA model in</text:span></text:p>
      <text:p text:style-name="P41"><text:span text:style-name="T29"><text:s text:c="16"/>the mixed model file (see manual for details). Also note that if you estimate AA GTR parameters on a partitioned</text:span></text:p>
      <text:p text:style-name="P41"><text:span text:style-name="T29"><text:s text:c="16"/>dataset, they will be linked (estimated jointly) across all partitions to avoid over-parametrization</text:span></text:p>
      <text:p text:style-name="P41"><text:span text:style-name="T29"></text:span></text:p>
      <text:p text:style-name="P41"><text:span text:style-name="T29"><text:s text:c="6"/>-M <text:s text:c="5"/>Switch on estimation of individual per-partition branch lengths. Only has effect when used in combination with "-q"</text:span></text:p>
      <text:p text:style-name="P41"><text:span text:style-name="T29"><text:s text:c="14"/>Branch lengths for individual partitions will be printed to separate files</text:span></text:p>
      <text:p text:style-name="P41"><text:span text:style-name="T29"><text:s text:c="14"/>A weighted average of the branch lengths is computed by using the respective partition lengths</text:span></text:p>
      <text:p text:style-name="P41"><text:span text:style-name="T29"></text:span></text:p>
      <text:p text:style-name="P41"><text:span text:style-name="T29"><text:s text:c="14"/>DEFAULT: OFF</text:span></text:p>
      <text:p text:style-name="P41"><text:span text:style-name="T29"></text:span></text:p>
      <text:p text:style-name="P41"><text:span text:style-name="T29"><text:s text:c="6"/>-n <text:s text:c="5"/>Specifies the name of the output file.</text:span></text:p>
      <text:p text:style-name="P41"><text:span text:style-name="T29"></text:span></text:p>
      <text:p text:style-name="P41"><text:span text:style-name="T29"><text:s text:c="6"/>-o <text:s text:c="5"/>Specify the name of a single outgrpoup or a comma-separated list of outgroups, eg "-o Rat" </text:span></text:p>
      <text:p text:style-name="P41"><text:span text:style-name="T29"><text:s text:c="14"/>or "-o Rat,Mouse", in case that multiple outgroups are not monophyletic the first name </text:span></text:p>
      <text:p text:style-name="P41"><text:span text:style-name="T29"><text:s text:c="14"/>in the list will be selected as outgroup, don't leave spaces between taxon names!</text:span></text:p>
      <text:p text:style-name="P41"><text:span text:style-name="T29"></text:span></text:p>
      <text:p text:style-name="P41"><text:span text:style-name="T29"><text:s text:c="6"/>-O <text:s text:c="5"/>Disable check for completely undetermined sequence in alignment.</text:span></text:p>
      <text:p text:style-name="P41"><text:span text:style-name="T29"><text:s text:c="14"/>The program will not exit with an error message when "-O" is specified.</text:span></text:p>
      <text:p text:style-name="P41"><text:span text:style-name="T29"></text:span></text:p>
      <text:p text:style-name="P41"><text:span text:style-name="T29"><text:s text:c="14"/>DEFAULT: check enabled</text:span></text:p>
      <text:p text:style-name="P41"><text:span text:style-name="T29"></text:span></text:p>
      <text:p text:style-name="P41"><text:span text:style-name="T29"><text:s text:c="6"/>-p <text:s text:c="5"/>Specify a random number seed for the parsimony inferences. This allows you to reproduce your results</text:span></text:p>
      <text:p text:style-name="P41"><text:soft-page-break/><text:span text:style-name="T29"><text:s text:c="14"/>and will help me debug the program.</text:span></text:p>
      <text:p text:style-name="P41"><text:span text:style-name="T29"></text:span></text:p>
      <text:p text:style-name="P41"><text:span text:style-name="T29"><text:s text:c="6"/>-P <text:s text:c="5"/>Specify the file name of a user-defined AA (Protein) substitution model. This file must contain</text:span></text:p>
      <text:p text:style-name="P41"><text:span text:style-name="T29"><text:s text:c="14"/>420 entries, the first 400 being the AA substitution rates (this must be a symmetric matrix) and the</text:span></text:p>
      <text:p text:style-name="P41"><text:span text:style-name="T29"><text:s text:c="14"/>last 20 are the empirical base frequencies</text:span></text:p>
      <text:p text:style-name="P41"><text:span text:style-name="T29"></text:span></text:p>
      <text:p text:style-name="P41"><text:span text:style-name="T29"><text:s text:c="6"/>-q <text:s text:c="5"/>Specify the file name which contains the assignment of models to alignment</text:span></text:p>
      <text:p text:style-name="P41"><text:span text:style-name="T29"><text:s text:c="14"/>partitions for multiple models of substitution. For the syntax of this file</text:span></text:p>
      <text:p text:style-name="P41"><text:span text:style-name="T29"><text:s text:c="14"/>please consult the manual.</text:span></text:p>
      <text:p text:style-name="P41"><text:span text:style-name="T29"></text:span></text:p>
      <text:p text:style-name="P41"><text:span text:style-name="T29"><text:s text:c="6"/>-r <text:s text:c="5"/>Specify the file name of a binary constraint tree.</text:span></text:p>
      <text:p text:style-name="P41"><text:span text:style-name="T29"><text:s text:c="14"/>this tree does not need to be comprehensive, i.e. must not contain all taxa</text:span></text:p>
      <text:p text:style-name="P41"><text:span text:style-name="T29"></text:span></text:p>
      <text:p text:style-name="P41"><text:span text:style-name="T29"><text:s text:c="6"/>-R <text:s text:c="5"/>Specify the file name of a binary model parameter file that has previously been generated</text:span></text:p>
      <text:p text:style-name="P41"><text:span text:style-name="T29"><text:s text:c="14"/>with RAxML using the -f e tree evaluation option. The file name should be: </text:span></text:p>
      <text:p text:style-name="P41"><text:span text:style-name="T29"><text:s text:c="14"/>RAxML_binaryModelParameters.runID</text:span></text:p>
      <text:p text:style-name="P41"><text:span text:style-name="T29"></text:span></text:p>
      <text:p text:style-name="P41"><text:span text:style-name="T29"><text:s text:c="6"/>-s <text:s text:c="5"/>Specify the name of the alignment data file in PHYLIP format</text:span></text:p>
      <text:p text:style-name="P41"><text:span text:style-name="T29"></text:span></text:p>
      <text:p text:style-name="P41"><text:span text:style-name="T29"><text:s text:c="6"/>-S <text:s text:c="5"/>Specify the name of a secondary structure file. The file can contain "." for </text:span></text:p>
      <text:p text:style-name="P41"><text:span text:style-name="T29"><text:s text:c="14"/>alignment columns that do not form part of a stem and characters "()&lt;&gt;[]{}" to define </text:span></text:p>
      <text:p text:style-name="P41"><text:span text:style-name="T29"><text:s text:c="14"/>stem regions and pseudoknots</text:span></text:p>
      <text:p text:style-name="P41"><text:span text:style-name="T29"></text:span></text:p>
      <text:p text:style-name="P41"><text:span text:style-name="T29"><text:s text:c="6"/>-t <text:s text:c="5"/>Specify a user starting tree file name in Newick format</text:span></text:p>
      <text:p text:style-name="P41"><text:span text:style-name="T29"></text:span></text:p>
      <text:p text:style-name="P41"><text:span text:style-name="T29"><text:s text:c="6"/>-T <text:s text:c="5"/>PTHREADS VERSION ONLY! Specify the number of threads you want to run.</text:span></text:p>
      <text:p text:style-name="P41"><text:span text:style-name="T29"><text:s text:c="14"/>Make sure to set "-T" to at most the number of CPUs you have on your machine,</text:span></text:p>
      <text:p text:style-name="P41"><text:span text:style-name="T29"><text:s text:c="14"/>otherwise, there will be a huge performance decrease!</text:span></text:p>
      <text:p text:style-name="P41"><text:span text:style-name="T29"></text:span></text:p>
      <text:p text:style-name="P41"><text:span text:style-name="T29"><text:s text:c="6"/>-u <text:s text:c="5"/>use the median for the discrete approximation of the GAMMA model of rate heterogeneity</text:span></text:p>
      <text:p text:style-name="P41"><text:span text:style-name="T29"></text:span></text:p>
      <text:p text:style-name="P41"><text:span text:style-name="T29"><text:s text:c="14"/>DEFAULT: OFF</text:span></text:p>
      <text:p text:style-name="P41"><text:span text:style-name="T29"></text:span></text:p>
      <text:p text:style-name="P41"><text:span text:style-name="T29"><text:s text:c="6"/>-U <text:s text:c="5"/>Try to save memory by using SEV-based implementation for gap columns on large gappy alignments</text:span></text:p>
      <text:p text:style-name="P41"><text:span text:style-name="T29"><text:s text:c="14"/>The technique is described here: http://www.biomedcentral.com/1471-2105/12/470</text:span></text:p>
      <text:p text:style-name="P41"><text:span text:style-name="T29"><text:s text:c="14"/>This will only work for DNA and/or PROTEIN data and only with the SSE3 or AVX-vextorized version of the code.</text:span></text:p>
      <text:p text:style-name="P41"><text:span text:style-name="T29"></text:span></text:p>
      <text:p text:style-name="P41"><text:span text:style-name="T29"><text:s text:c="6"/>-v <text:s text:c="5"/>Display version information</text:span></text:p>
      <text:p text:style-name="P41"><text:span text:style-name="T29"></text:span></text:p>
      <text:p text:style-name="P41"><text:span text:style-name="T29"><text:s text:c="6"/>-V <text:s text:c="5"/>Disable rate heterogeneity among sites model and use one without rate heterogeneity instead.</text:span></text:p>
      <text:p text:style-name="P41"><text:span text:style-name="T29"><text:s text:c="14"/>Only works if you specify the CAT model of rate heterogeneity.</text:span></text:p>
      <text:p text:style-name="P41"><text:span text:style-name="T29"></text:span></text:p>
      <text:p text:style-name="P41"><text:soft-page-break/><text:span text:style-name="T29"><text:s text:c="14"/>DEFAULT: use rate heterogeneity</text:span></text:p>
      <text:p text:style-name="P41"><text:span text:style-name="T29"></text:span></text:p>
      <text:p text:style-name="P41"><text:span text:style-name="T29"><text:s text:c="6"/>-w <text:s text:c="5"/>FULL (!) path to the directory into which RAxML shall write its output files</text:span></text:p>
      <text:p text:style-name="P41"><text:span text:style-name="T29"></text:span></text:p>
      <text:p text:style-name="P41"><text:span text:style-name="T29"><text:s text:c="14"/>DEFAULT: current directory</text:span></text:p>
      <text:p text:style-name="P41"><text:span text:style-name="T29"></text:span></text:p>
      <text:p text:style-name="P41"><text:span text:style-name="T29"><text:s text:c="6"/>-W <text:s text:c="5"/>Sliding window size for leave-one-out site-specific placement bias algorithm</text:span></text:p>
      <text:p text:style-name="P41"><text:span text:style-name="T29"><text:s text:c="14"/>only effective when used in combination with "-f S" </text:span></text:p>
      <text:p text:style-name="P41"><text:span text:style-name="T29"></text:span></text:p>
      <text:p text:style-name="P41"><text:span text:style-name="T29"><text:s text:c="14"/>DEFAULT: 100 sites</text:span></text:p>
      <text:p text:style-name="P41"><text:span text:style-name="T29"></text:span></text:p>
      <text:p text:style-name="P41"><text:span text:style-name="T29"><text:s text:c="6"/>-x <text:s text:c="5"/>Specify an integer number (random seed) and turn on rapid bootstrapping</text:span></text:p>
      <text:p text:style-name="P41"><text:span text:style-name="T29"><text:s text:c="14"/>CAUTION: unlike in version 7.0.4 RAxML will conduct rapid BS replicates under </text:span></text:p>
      <text:p text:style-name="P41"><text:span text:style-name="T29"><text:s text:c="14"/>the model of rate heterogeneity you specified via "-m" and not by default under CAT</text:span></text:p>
      <text:p text:style-name="P41"><text:span text:style-name="T29"></text:span></text:p>
      <text:p text:style-name="P41"><text:span text:style-name="T29"><text:s text:c="6"/>-X <text:s text:c="5"/>Same as the "-y" option below, however the parsimony search is more superficial.</text:span></text:p>
      <text:p text:style-name="P41"><text:span text:style-name="T29"><text:s text:c="14"/>RAxML will only do a randomized stepwise addition order parsimony tree reconstruction</text:span></text:p>
      <text:p text:style-name="P41"><text:span text:style-name="T29"><text:s text:c="14"/>without performing any additional SPRs.</text:span></text:p>
      <text:p text:style-name="P41"><text:span text:style-name="T29"><text:s text:c="14"/>This may be helpful for very broad whole-genome datasets, since this can generate topologically</text:span></text:p>
      <text:p text:style-name="P41"><text:span text:style-name="T29"><text:s text:c="14"/>more different starting trees.</text:span></text:p>
      <text:p text:style-name="P41"><text:span text:style-name="T29"></text:span></text:p>
      <text:p text:style-name="P41"><text:span text:style-name="T29"><text:s text:c="14"/>DEFAULT: OFF</text:span></text:p>
      <text:p text:style-name="P41"><text:span text:style-name="T29"></text:span></text:p>
      <text:p text:style-name="P41"><text:span text:style-name="T29"><text:s text:c="6"/>-y <text:s text:c="5"/>If you want to only compute a parsimony starting tree with RAxML specify "-y",</text:span></text:p>
      <text:p text:style-name="P41"><text:span text:style-name="T29"><text:s text:c="14"/>the program will exit after computation of the starting tree</text:span></text:p>
      <text:p text:style-name="P41"><text:span text:style-name="T29"></text:span></text:p>
      <text:p text:style-name="P41"><text:span text:style-name="T29"><text:s text:c="14"/>DEFAULT: OFF</text:span></text:p>
      <text:p text:style-name="P41"><text:span text:style-name="T29"></text:span></text:p>
      <text:p text:style-name="P41"><text:span text:style-name="T29"><text:s text:c="6"/>-Y <text:s text:c="5"/>Pass a quartet grouping file name defining four groups from which to draw quartets</text:span></text:p>
      <text:p text:style-name="P41"><text:span text:style-name="T29"><text:s text:c="14"/>The file input format must contain 4 groups in the following form:</text:span></text:p>
      <text:p text:style-name="P41"><text:span text:style-name="T29"><text:s text:c="14"/>(Chicken, Human, Loach), (Cow, Carp), (Mouse, Rat, Seal), (Whale, Frog);</text:span></text:p>
      <text:p text:style-name="P41"><text:span text:style-name="T29"><text:s text:c="14"/>Only works in combination with -f q !</text:span></text:p>
      <text:p text:style-name="P41"><text:span text:style-name="T29"></text:span></text:p>
      <text:p text:style-name="P41"><text:span text:style-name="T29"><text:s text:c="6"/>-z <text:s text:c="5"/>Specify the file name of a file containing multiple trees e.g. from a bootstrap</text:span></text:p>
      <text:p text:style-name="P41"><text:span text:style-name="T29"><text:s text:c="14"/>that shall be used to draw bipartition values onto a tree provided with "-t",</text:span></text:p>
      <text:p text:style-name="P41"><text:span text:style-name="T29"><text:s text:c="14"/>It can also be used to compute per site log likelihoods in combination with "-f g"</text:span></text:p>
      <text:p text:style-name="P41"><text:span text:style-name="T29"><text:s text:c="14"/>and to read a bunch of trees for a couple of other options ("-f h", "-f m", "-f n").</text:span></text:p>
      <text:p text:style-name="P41"><text:span text:style-name="T29"></text:span></text:p>
      <text:p text:style-name="P41"><text:span text:style-name="T29"><text:s text:c="6"/>-#|-N <text:s text:c="2"/>Specify the number of alternative runs on distinct starting trees</text:span></text:p>
      <text:p text:style-name="P41"><text:span text:style-name="T29"><text:s text:c="14"/>In combination with the "-b" option, this will invoke a multiple boostrap analysis</text:span></text:p>
      <text:p text:style-name="P41"><text:span text:style-name="T29"><text:s text:c="14"/>Note that "-N" has been added as an alternative since "-#" sometimes caused problems</text:span></text:p>
      <text:p text:style-name="P41"><text:soft-page-break/><text:span text:style-name="T29"><text:s text:c="14"/>with certain MPI job submission systems, since "-#" is often used to start comments.</text:span></text:p>
      <text:p text:style-name="P41"><text:span text:style-name="T29"><text:s text:c="14"/>If you want to use the bootstopping criteria specify "-# autoMR" or "-# autoMRE" or "-# autoMRE_IGN"</text:span></text:p>
      <text:p text:style-name="P41"><text:span text:style-name="T29"><text:s text:c="14"/>for the majority-rule tree based criteria (see -I option) or "-# autoFC" for the frequency-based criterion.</text:span></text:p>
      <text:p text:style-name="P41"><text:span text:style-name="T29"><text:s text:c="14"/>Bootstopping will only work in combination with "-x" or "-b"</text:span></text:p>
      <text:p text:style-name="P41"><text:span text:style-name="T29"></text:span></text:p>
      <text:p text:style-name="P41"><text:span text:style-name="T29"><text:s text:c="14"/>DEFAULT: 1 single analysis</text:span></text:p>
      <text:p text:style-name="P18"><text:span text:style-name="T29"/></text:p>
      <text:p text:style-name="P32"/>
      <text:list xml:id="list1258544702" text:style-name="L5">
        <text:list-item>
          <text:p text:style-name="P33">Citing RAxML</text:p>
        </text:list-item>
      </text:list>
      <text:p text:style-name="P32"/>
      <text:p text:style-name="P32">When using RAxML please cite: TODO</text:p>
      <text:p text:style-name="P32"/>
      <text:p text:style-name="P31"/>
      <text:p text:style-name="P26"/>
      <text:p text:style-name="P24"/>
      <text:p text:style-name="P4"/>
      <text:p text:style-name="P4"/>
      <text:p text:style-name="P4"/>
      <text:p text:style-name="P4"/>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Helvetica Neue" svg:font-family="'Helvetica Neue', Helvetica, Arial, sans-serif"/>
    <style:font-face style:name="Lohit Hindi1" svg:font-family="'Lohit Hindi'"/>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3-12-16T17:10:46</dc:date>
    <dc:creator>Alexandros Stamatakis</dc:creator>
    <meta:editing-duration>PT5H54M58S</meta:editing-duration>
    <meta:editing-cycles>30</meta:editing-cycles>
    <meta:generator>LibreOffice/3.5$Linux_X86_64 LibreOffice_project/350m1$Build-2</meta:generator>
    <meta:document-statistic meta:table-count="0" meta:image-count="0" meta:object-count="0" meta:page-count="21" meta:paragraph-count="622" meta:word-count="7238" meta:character-count="53448" meta:non-whitespace-character-count="39582"/>
  </office:meta>
</office:document-meta>
</file>